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38" style:family="table-cell" style:parent-style-name="Default">
      <style:text-properties fo:color="#000080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ext-properties fo:color="#000080" fo:font-weight="bold" style:font-weight-asian="bold" style:font-weight-complex="bold"/>
    </style:style>
    <style:style style:name="ce41" style:family="table-cell" style:parent-style-name="Default">
      <style:text-properties style:use-window-font-color="true"/>
    </style:style>
    <style:style style:name="ce42" style:family="table-cell" style:parent-style-name="Default">
      <style:text-properties style:use-window-font-color="tru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2.01pt solid #000000" fo:border-left="2.01pt solid #000000" fo:border-right="none" fo:border-top="none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55" style:family="table-cell" style:parent-style-name="Default">
      <style:table-cell-properties fo:border-bottom="2.01pt solid #000000" fo:border-left="none" fo:border-right="2.01pt solid #000000" fo:border-top="none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5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2.01pt solid #000000" fo:background-color="#ffff99" fo:border-left="2.01pt solid #000000" fo:border-right="none" fo:border-top="none"/>
    </style:style>
    <style:style style:name="ce64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66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2.01pt solid #000000" fo:background-color="#ffff99" fo:border-left="none" fo:border-right="2.01pt solid #000000" fo:border-top="none"/>
    </style:style>
    <style:style style:name="ce6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99"/>
      <style:text-properties style:use-window-font-color="true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2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22"/>
    <style:style style:name="ce74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75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76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/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/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/>
          </table:table-cell>
          <table:table-cell table:formula="of:=[Front.B2]*100+[Front.C2]" office:value-type="float" office:value="101" calcext:value-type="float">
            <text:p/>
          </table:table-cell>
          <table:table-cell/>
          <table:table-cell table:formula="of:=[Rear.F2]*100+[Rear.G2]-1" office:value-type="float" office:value="11501" calcext:value-type="float">
            <text:p/>
          </table:table-cell>
          <table:table-cell table:formula="of:=-1*([Rear.B2]*100+[Rear.C2])" office:value-type="float" office:value="-101" calcext:value-type="float">
            <text:p/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/>
          </table:table-cell>
          <table:table-cell table:formula="of:=[Front.B3]*100+[Front.C3]" office:value-type="float" office:value="102" calcext:value-type="float">
            <text:p/>
          </table:table-cell>
          <table:table-cell/>
          <table:table-cell table:formula="of:=[Rear.F3]*100+[Rear.G3]-1" office:value-type="float" office:value="11517" calcext:value-type="float">
            <text:p/>
          </table:table-cell>
          <table:table-cell table:formula="of:=-1*([Rear.B3]*100+[Rear.C3])" office:value-type="float" office:value="-102" calcext:value-type="float">
            <text:p/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/>
          </table:table-cell>
          <table:table-cell table:formula="of:=[Front.B4]*100+[Front.C4]" office:value-type="float" office:value="103" calcext:value-type="float">
            <text:p/>
          </table:table-cell>
          <table:table-cell/>
          <table:table-cell table:formula="of:=[Rear.F4]*100+[Rear.G4]-1" office:value-type="float" office:value="11500" calcext:value-type="float">
            <text:p/>
          </table:table-cell>
          <table:table-cell table:formula="of:=-1*([Rear.B4]*100+[Rear.C4])" office:value-type="float" office:value="-103" calcext:value-type="float">
            <text:p/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/>
          </table:table-cell>
          <table:table-cell table:formula="of:=[Front.B5]*100+[Front.C5]" office:value-type="float" office:value="104" calcext:value-type="float">
            <text:p/>
          </table:table-cell>
          <table:table-cell/>
          <table:table-cell table:formula="of:=[Rear.F5]*100+[Rear.G5]-1" office:value-type="float" office:value="11516" calcext:value-type="float">
            <text:p/>
          </table:table-cell>
          <table:table-cell table:formula="of:=-1*([Rear.B5]*100+[Rear.C5])" office:value-type="float" office:value="-104" calcext:value-type="float">
            <text:p/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/>
          </table:table-cell>
          <table:table-cell table:formula="of:=[Front.B6]*100+[Front.C6]" office:value-type="float" office:value="201" calcext:value-type="float">
            <text:p/>
          </table:table-cell>
          <table:table-cell/>
          <table:table-cell table:formula="of:=[Rear.F6]*100+[Rear.G6]-1" office:value-type="float" office:value="11519" calcext:value-type="float">
            <text:p/>
          </table:table-cell>
          <table:table-cell table:formula="of:=-1*([Rear.B6]*100+[Rear.C6])" office:value-type="float" office:value="-201" calcext:value-type="float">
            <text:p/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/>
          </table:table-cell>
          <table:table-cell table:formula="of:=[Front.B7]*100+[Front.C7]" office:value-type="float" office:value="202" calcext:value-type="float">
            <text:p/>
          </table:table-cell>
          <table:table-cell/>
          <table:table-cell table:formula="of:=[Rear.F7]*100+[Rear.G7]-1" office:value-type="float" office:value="11503" calcext:value-type="float">
            <text:p/>
          </table:table-cell>
          <table:table-cell table:formula="of:=-1*([Rear.B7]*100+[Rear.C7])" office:value-type="float" office:value="-202" calcext:value-type="float">
            <text:p/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/>
          </table:table-cell>
          <table:table-cell table:formula="of:=[Front.B8]*100+[Front.C8]" office:value-type="float" office:value="203" calcext:value-type="float">
            <text:p/>
          </table:table-cell>
          <table:table-cell/>
          <table:table-cell table:formula="of:=[Rear.F8]*100+[Rear.G8]-1" office:value-type="float" office:value="11518" calcext:value-type="float">
            <text:p/>
          </table:table-cell>
          <table:table-cell table:formula="of:=-1*([Rear.B8]*100+[Rear.C8])" office:value-type="float" office:value="-203" calcext:value-type="float">
            <text:p/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/>
          </table:table-cell>
          <table:table-cell table:formula="of:=[Front.B9]*100+[Front.C9]" office:value-type="float" office:value="204" calcext:value-type="float">
            <text:p/>
          </table:table-cell>
          <table:table-cell/>
          <table:table-cell table:formula="of:=[Rear.F9]*100+[Rear.G9]-1" office:value-type="float" office:value="11502" calcext:value-type="float">
            <text:p/>
          </table:table-cell>
          <table:table-cell table:formula="of:=-1*([Rear.B9]*100+[Rear.C9])" office:value-type="float" office:value="-204" calcext:value-type="float">
            <text:p/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/>
          </table:table-cell>
          <table:table-cell table:formula="of:=[Front.B10]*100+[Front.C10]" office:value-type="float" office:value="501" calcext:value-type="float">
            <text:p/>
          </table:table-cell>
          <table:table-cell/>
          <table:table-cell table:formula="of:=[Rear.F10]*100+[Rear.G10]-1" office:value-type="float" office:value="11520" calcext:value-type="float">
            <text:p/>
          </table:table-cell>
          <table:table-cell table:formula="of:=-1*([Rear.B10]*100+[Rear.C10])" office:value-type="float" office:value="-501" calcext:value-type="float">
            <text:p/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/>
          </table:table-cell>
          <table:table-cell table:formula="of:=[Front.B11]*100+[Front.C11]" office:value-type="float" office:value="502" calcext:value-type="float">
            <text:p/>
          </table:table-cell>
          <table:table-cell/>
          <table:table-cell table:formula="of:=[Rear.F11]*100+[Rear.G11]-1" office:value-type="float" office:value="11504" calcext:value-type="float">
            <text:p/>
          </table:table-cell>
          <table:table-cell table:formula="of:=-1*([Rear.B11]*100+[Rear.C11])" office:value-type="float" office:value="-502" calcext:value-type="float">
            <text:p/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/>
          </table:table-cell>
          <table:table-cell table:formula="of:=[Front.B12]*100+[Front.C12]" office:value-type="float" office:value="503" calcext:value-type="float">
            <text:p/>
          </table:table-cell>
          <table:table-cell/>
          <table:table-cell table:formula="of:=[Rear.F12]*100+[Rear.G12]-1" office:value-type="float" office:value="11521" calcext:value-type="float">
            <text:p/>
          </table:table-cell>
          <table:table-cell table:formula="of:=-1*([Rear.B12]*100+[Rear.C12])" office:value-type="float" office:value="-503" calcext:value-type="float">
            <text:p/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/>
          </table:table-cell>
          <table:table-cell table:formula="of:=[Front.B13]*100+[Front.C13]" office:value-type="float" office:value="504" calcext:value-type="float">
            <text:p/>
          </table:table-cell>
          <table:table-cell/>
          <table:table-cell table:formula="of:=[Rear.F13]*100+[Rear.G13]-1" office:value-type="float" office:value="11505" calcext:value-type="float">
            <text:p/>
          </table:table-cell>
          <table:table-cell table:formula="of:=-1*([Rear.B13]*100+[Rear.C13])" office:value-type="float" office:value="-504" calcext:value-type="float">
            <text:p/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/>
          </table:table-cell>
          <table:table-cell table:formula="of:=[Front.B14]*100+[Front.C14]" office:value-type="float" office:value="1001" calcext:value-type="float">
            <text:p/>
          </table:table-cell>
          <table:table-cell/>
          <table:table-cell table:formula="of:=[Rear.F14]*100+[Rear.G14]-1" office:value-type="float" office:value="11506" calcext:value-type="float">
            <text:p/>
          </table:table-cell>
          <table:table-cell table:formula="of:=-1*([Rear.B14]*100+[Rear.C14])" office:value-type="float" office:value="-1001" calcext:value-type="float">
            <text:p/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/>
          </table:table-cell>
          <table:table-cell table:formula="of:=[Front.B15]*100+[Front.C15]" office:value-type="float" office:value="1002" calcext:value-type="float">
            <text:p/>
          </table:table-cell>
          <table:table-cell/>
          <table:table-cell table:formula="of:=[Rear.F15]*100+[Rear.G15]-1" office:value-type="float" office:value="11522" calcext:value-type="float">
            <text:p/>
          </table:table-cell>
          <table:table-cell table:formula="of:=-1*([Rear.B15]*100+[Rear.C15])" office:value-type="float" office:value="-1002" calcext:value-type="float">
            <text:p/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/>
          </table:table-cell>
          <table:table-cell table:formula="of:=[Front.B16]*100+[Front.C16]" office:value-type="float" office:value="1003" calcext:value-type="float">
            <text:p/>
          </table:table-cell>
          <table:table-cell/>
          <table:table-cell table:formula="of:=[Rear.F16]*100+[Rear.G16]-1" office:value-type="float" office:value="11507" calcext:value-type="float">
            <text:p/>
          </table:table-cell>
          <table:table-cell table:formula="of:=-1*([Rear.B16]*100+[Rear.C16])" office:value-type="float" office:value="-1003" calcext:value-type="float">
            <text:p/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/>
          </table:table-cell>
          <table:table-cell table:formula="of:=[Front.B17]*100+[Front.C17]" office:value-type="float" office:value="1004" calcext:value-type="float">
            <text:p/>
          </table:table-cell>
          <table:table-cell/>
          <table:table-cell table:formula="of:=[Rear.F17]*100+[Rear.G17]-1" office:value-type="float" office:value="11523" calcext:value-type="float">
            <text:p/>
          </table:table-cell>
          <table:table-cell table:formula="of:=-1*([Rear.B17]*100+[Rear.C17])" office:value-type="float" office:value="-1004" calcext:value-type="float">
            <text:p/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/>
          </table:table-cell>
          <table:table-cell table:formula="of:=[Front.B18]*100+[Front.C18]" office:value-type="float" office:value="401" calcext:value-type="float">
            <text:p/>
          </table:table-cell>
          <table:table-cell/>
          <table:table-cell table:formula="of:=[Rear.F18]*100+[Rear.G18]-1" office:value-type="float" office:value="11524" calcext:value-type="float">
            <text:p/>
          </table:table-cell>
          <table:table-cell table:formula="of:=-1*([Rear.B18]*100+[Rear.C18])" office:value-type="float" office:value="-401" calcext:value-type="float">
            <text:p/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/>
          </table:table-cell>
          <table:table-cell table:formula="of:=[Front.B19]*100+[Front.C19]" office:value-type="float" office:value="402" calcext:value-type="float">
            <text:p/>
          </table:table-cell>
          <table:table-cell/>
          <table:table-cell table:formula="of:=[Rear.F19]*100+[Rear.G19]-1" office:value-type="float" office:value="11508" calcext:value-type="float">
            <text:p/>
          </table:table-cell>
          <table:table-cell table:formula="of:=-1*([Rear.B19]*100+[Rear.C19])" office:value-type="float" office:value="-402" calcext:value-type="float">
            <text:p/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/>
          </table:table-cell>
          <table:table-cell table:formula="of:=[Front.B20]*100+[Front.C20]" office:value-type="float" office:value="403" calcext:value-type="float">
            <text:p/>
          </table:table-cell>
          <table:table-cell/>
          <table:table-cell table:formula="of:=[Rear.F20]*100+[Rear.G20]-1" office:value-type="float" office:value="11525" calcext:value-type="float">
            <text:p/>
          </table:table-cell>
          <table:table-cell table:formula="of:=-1*([Rear.B20]*100+[Rear.C20])" office:value-type="float" office:value="-403" calcext:value-type="float">
            <text:p/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/>
          </table:table-cell>
          <table:table-cell table:formula="of:=[Front.B21]*100+[Front.C21]" office:value-type="float" office:value="404" calcext:value-type="float">
            <text:p/>
          </table:table-cell>
          <table:table-cell/>
          <table:table-cell table:formula="of:=[Rear.F21]*100+[Rear.G21]-1" office:value-type="float" office:value="11509" calcext:value-type="float">
            <text:p/>
          </table:table-cell>
          <table:table-cell table:formula="of:=-1*([Rear.B21]*100+[Rear.C21])" office:value-type="float" office:value="-404" calcext:value-type="float">
            <text:p/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/>
          </table:table-cell>
          <table:table-cell table:formula="of:=[Front.B22]*100+[Front.C22]" office:value-type="float" office:value="301" calcext:value-type="float">
            <text:p/>
          </table:table-cell>
          <table:table-cell/>
          <table:table-cell table:formula="of:=[Rear.F22]*100+[Rear.G22]-1" office:value-type="float" office:value="11510" calcext:value-type="float">
            <text:p/>
          </table:table-cell>
          <table:table-cell table:formula="of:=-1*([Rear.B22]*100+[Rear.C22])" office:value-type="float" office:value="-301" calcext:value-type="float">
            <text:p/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/>
          </table:table-cell>
          <table:table-cell table:formula="of:=[Front.B23]*100+[Front.C23]" office:value-type="float" office:value="302" calcext:value-type="float">
            <text:p/>
          </table:table-cell>
          <table:table-cell/>
          <table:table-cell table:formula="of:=[Rear.F23]*100+[Rear.G23]-1" office:value-type="float" office:value="11526" calcext:value-type="float">
            <text:p/>
          </table:table-cell>
          <table:table-cell table:formula="of:=-1*([Rear.B23]*100+[Rear.C23])" office:value-type="float" office:value="-302" calcext:value-type="float">
            <text:p/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/>
          </table:table-cell>
          <table:table-cell table:formula="of:=[Front.B24]*100+[Front.C24]" office:value-type="float" office:value="303" calcext:value-type="float">
            <text:p/>
          </table:table-cell>
          <table:table-cell/>
          <table:table-cell table:formula="of:=[Rear.F24]*100+[Rear.G24]-1" office:value-type="float" office:value="11511" calcext:value-type="float">
            <text:p/>
          </table:table-cell>
          <table:table-cell table:formula="of:=-1*([Rear.B24]*100+[Rear.C24])" office:value-type="float" office:value="-303" calcext:value-type="float">
            <text:p/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/>
          </table:table-cell>
          <table:table-cell table:formula="of:=[Front.B25]*100+[Front.C25]" office:value-type="float" office:value="304" calcext:value-type="float">
            <text:p/>
          </table:table-cell>
          <table:table-cell/>
          <table:table-cell table:formula="of:=[Rear.F25]*100+[Rear.G25]-1" office:value-type="float" office:value="11527" calcext:value-type="float">
            <text:p/>
          </table:table-cell>
          <table:table-cell table:formula="of:=-1*([Rear.B25]*100+[Rear.C25])" office:value-type="float" office:value="-304" calcext:value-type="float">
            <text:p/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/>
          </table:table-cell>
          <table:table-cell table:formula="of:=[Front.B26]*100+[Front.C26]" office:value-type="float" office:value="601" calcext:value-type="float">
            <text:p/>
          </table:table-cell>
          <table:table-cell/>
          <table:table-cell table:formula="of:=[Rear.F26]*100+[Rear.G26]-1" office:value-type="float" office:value="11513" calcext:value-type="float">
            <text:p/>
          </table:table-cell>
          <table:table-cell table:formula="of:=-1*([Rear.B26]*100+[Rear.C26])" office:value-type="float" office:value="-601" calcext:value-type="float">
            <text:p/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/>
          </table:table-cell>
          <table:table-cell table:formula="of:=[Front.B27]*100+[Front.C27]" office:value-type="float" office:value="602" calcext:value-type="float">
            <text:p/>
          </table:table-cell>
          <table:table-cell/>
          <table:table-cell table:formula="of:=[Rear.F27]*100+[Rear.G27]-1" office:value-type="float" office:value="11529" calcext:value-type="float">
            <text:p/>
          </table:table-cell>
          <table:table-cell table:formula="of:=-1*([Rear.B27]*100+[Rear.C27])" office:value-type="float" office:value="-602" calcext:value-type="float">
            <text:p/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/>
          </table:table-cell>
          <table:table-cell table:formula="of:=[Front.B28]*100+[Front.C28]" office:value-type="float" office:value="603" calcext:value-type="float">
            <text:p/>
          </table:table-cell>
          <table:table-cell/>
          <table:table-cell table:formula="of:=[Rear.F28]*100+[Rear.G28]-1" office:value-type="float" office:value="11512" calcext:value-type="float">
            <text:p/>
          </table:table-cell>
          <table:table-cell table:formula="of:=-1*([Rear.B28]*100+[Rear.C28])" office:value-type="float" office:value="-603" calcext:value-type="float">
            <text:p/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/>
          </table:table-cell>
          <table:table-cell table:formula="of:=[Front.B29]*100+[Front.C29]" office:value-type="float" office:value="604" calcext:value-type="float">
            <text:p/>
          </table:table-cell>
          <table:table-cell/>
          <table:table-cell table:formula="of:=[Rear.F29]*100+[Rear.G29]-1" office:value-type="float" office:value="11528" calcext:value-type="float">
            <text:p/>
          </table:table-cell>
          <table:table-cell table:formula="of:=-1*([Rear.B29]*100+[Rear.C29])" office:value-type="float" office:value="-604" calcext:value-type="float">
            <text:p/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/>
          </table:table-cell>
          <table:table-cell table:formula="of:=[Front.B30]*100+[Front.C30]" office:value-type="float" office:value="1101" calcext:value-type="float">
            <text:p/>
          </table:table-cell>
          <table:table-cell/>
          <table:table-cell table:formula="of:=[Rear.F30]*100+[Rear.G30]-1" office:value-type="float" office:value="11531" calcext:value-type="float">
            <text:p/>
          </table:table-cell>
          <table:table-cell table:formula="of:=-1*([Rear.B30]*100+[Rear.C30])" office:value-type="float" office:value="-1101" calcext:value-type="float">
            <text:p/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/>
          </table:table-cell>
          <table:table-cell table:formula="of:=[Front.B31]*100+[Front.C31]" office:value-type="float" office:value="1102" calcext:value-type="float">
            <text:p/>
          </table:table-cell>
          <table:table-cell/>
          <table:table-cell table:formula="of:=[Rear.F31]*100+[Rear.G31]-1" office:value-type="float" office:value="11515" calcext:value-type="float">
            <text:p/>
          </table:table-cell>
          <table:table-cell table:formula="of:=-1*([Rear.B31]*100+[Rear.C31])" office:value-type="float" office:value="-1102" calcext:value-type="float">
            <text:p/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/>
          </table:table-cell>
          <table:table-cell table:formula="of:=[Front.B32]*100+[Front.C32]" office:value-type="float" office:value="1103" calcext:value-type="float">
            <text:p/>
          </table:table-cell>
          <table:table-cell/>
          <table:table-cell table:formula="of:=[Rear.F32]*100+[Rear.G32]-1" office:value-type="float" office:value="11530" calcext:value-type="float">
            <text:p/>
          </table:table-cell>
          <table:table-cell table:formula="of:=-1*([Rear.B32]*100+[Rear.C32])" office:value-type="float" office:value="-1103" calcext:value-type="float">
            <text:p/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/>
          </table:table-cell>
          <table:table-cell table:formula="of:=[Front.B33]*100+[Front.C33]" office:value-type="float" office:value="1104" calcext:value-type="float">
            <text:p/>
          </table:table-cell>
          <table:table-cell/>
          <table:table-cell table:formula="of:=[Rear.F33]*100+[Rear.G33]-1" office:value-type="float" office:value="11514" calcext:value-type="float">
            <text:p/>
          </table:table-cell>
          <table:table-cell table:formula="of:=-1*([Rear.B33]*100+[Rear.C33])" office:value-type="float" office:value="-1104" calcext:value-type="float">
            <text:p/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/>
          </table:table-cell>
          <table:table-cell table:formula="of:=[Front.J2]*100+[Front.K2]" office:value-type="float" office:value="901" calcext:value-type="float">
            <text:p/>
          </table:table-cell>
          <table:table-cell/>
          <table:table-cell table:formula="of:=[Rear.O2]*100+[Rear.P2]-1" office:value-type="float" office:value="11301" calcext:value-type="float">
            <text:p/>
          </table:table-cell>
          <table:table-cell table:formula="of:=-1*([Rear.J2]*100+[Rear.K2])" office:value-type="float" office:value="-901" calcext:value-type="float">
            <text:p/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/>
          </table:table-cell>
          <table:table-cell table:formula="of:=[Front.J3]*100+[Front.K3]" office:value-type="float" office:value="902" calcext:value-type="float">
            <text:p/>
          </table:table-cell>
          <table:table-cell/>
          <table:table-cell table:formula="of:=[Rear.O3]*100+[Rear.P3]-1" office:value-type="float" office:value="11317" calcext:value-type="float">
            <text:p/>
          </table:table-cell>
          <table:table-cell table:formula="of:=-1*([Rear.J3]*100+[Rear.K3])" office:value-type="float" office:value="-902" calcext:value-type="float">
            <text:p/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/>
          </table:table-cell>
          <table:table-cell table:formula="of:=[Front.J4]*100+[Front.K4]" office:value-type="float" office:value="903" calcext:value-type="float">
            <text:p/>
          </table:table-cell>
          <table:table-cell/>
          <table:table-cell table:formula="of:=[Rear.O4]*100+[Rear.P4]-1" office:value-type="float" office:value="11300" calcext:value-type="float">
            <text:p/>
          </table:table-cell>
          <table:table-cell table:formula="of:=-1*([Rear.J4]*100+[Rear.K4])" office:value-type="float" office:value="-903" calcext:value-type="float">
            <text:p/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/>
          </table:table-cell>
          <table:table-cell table:formula="of:=[Front.J5]*100+[Front.K5]" office:value-type="float" office:value="904" calcext:value-type="float">
            <text:p/>
          </table:table-cell>
          <table:table-cell/>
          <table:table-cell table:formula="of:=[Rear.O5]*100+[Rear.P5]-1" office:value-type="float" office:value="11316" calcext:value-type="float">
            <text:p/>
          </table:table-cell>
          <table:table-cell table:formula="of:=-1*([Rear.J5]*100+[Rear.K5])" office:value-type="float" office:value="-904" calcext:value-type="float">
            <text:p/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/>
          </table:table-cell>
          <table:table-cell table:formula="of:=[Front.J6]*100+[Front.K6]" office:value-type="float" office:value="801" calcext:value-type="float">
            <text:p/>
          </table:table-cell>
          <table:table-cell/>
          <table:table-cell table:formula="of:=[Rear.O6]*100+[Rear.P6]-1" office:value-type="float" office:value="11319" calcext:value-type="float">
            <text:p/>
          </table:table-cell>
          <table:table-cell table:formula="of:=-1*([Rear.J6]*100+[Rear.K6])" office:value-type="float" office:value="-801" calcext:value-type="float">
            <text:p/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/>
          </table:table-cell>
          <table:table-cell table:formula="of:=[Front.J7]*100+[Front.K7]" office:value-type="float" office:value="802" calcext:value-type="float">
            <text:p/>
          </table:table-cell>
          <table:table-cell/>
          <table:table-cell table:formula="of:=[Rear.O7]*100+[Rear.P7]-1" office:value-type="float" office:value="11303" calcext:value-type="float">
            <text:p/>
          </table:table-cell>
          <table:table-cell table:formula="of:=-1*([Rear.J7]*100+[Rear.K7])" office:value-type="float" office:value="-802" calcext:value-type="float">
            <text:p/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/>
          </table:table-cell>
          <table:table-cell table:formula="of:=[Front.J8]*100+[Front.K8]" office:value-type="float" office:value="803" calcext:value-type="float">
            <text:p/>
          </table:table-cell>
          <table:table-cell/>
          <table:table-cell table:formula="of:=[Rear.O8]*100+[Rear.P8]-1" office:value-type="float" office:value="11318" calcext:value-type="float">
            <text:p/>
          </table:table-cell>
          <table:table-cell table:formula="of:=-1*([Rear.J8]*100+[Rear.K8])" office:value-type="float" office:value="-803" calcext:value-type="float">
            <text:p/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/>
          </table:table-cell>
          <table:table-cell table:formula="of:=[Front.J9]*100+[Front.K9]" office:value-type="float" office:value="804" calcext:value-type="float">
            <text:p/>
          </table:table-cell>
          <table:table-cell/>
          <table:table-cell table:formula="of:=[Rear.O9]*100+[Rear.P9]-1" office:value-type="float" office:value="11302" calcext:value-type="float">
            <text:p/>
          </table:table-cell>
          <table:table-cell table:formula="of:=-1*([Rear.J9]*100+[Rear.K9])" office:value-type="float" office:value="-804" calcext:value-type="float">
            <text:p/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/>
          </table:table-cell>
          <table:table-cell table:formula="of:=[Front.J10]*100+[Front.K10]" office:value-type="float" office:value="701" calcext:value-type="float">
            <text:p/>
          </table:table-cell>
          <table:table-cell/>
          <table:table-cell table:formula="of:=[Rear.O10]*100+[Rear.P10]-1" office:value-type="float" office:value="11320" calcext:value-type="float">
            <text:p/>
          </table:table-cell>
          <table:table-cell table:formula="of:=-1*([Rear.J10]*100+[Rear.K10])" office:value-type="float" office:value="-701" calcext:value-type="float">
            <text:p/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/>
          </table:table-cell>
          <table:table-cell table:formula="of:=[Front.J11]*100+[Front.K11]" office:value-type="float" office:value="702" calcext:value-type="float">
            <text:p/>
          </table:table-cell>
          <table:table-cell/>
          <table:table-cell table:formula="of:=[Rear.O11]*100+[Rear.P11]-1" office:value-type="float" office:value="11304" calcext:value-type="float">
            <text:p/>
          </table:table-cell>
          <table:table-cell table:formula="of:=-1*([Rear.J11]*100+[Rear.K11])" office:value-type="float" office:value="-702" calcext:value-type="float">
            <text:p/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/>
          </table:table-cell>
          <table:table-cell table:formula="of:=[Front.J12]*100+[Front.K12]" office:value-type="float" office:value="703" calcext:value-type="float">
            <text:p/>
          </table:table-cell>
          <table:table-cell/>
          <table:table-cell table:formula="of:=[Rear.O12]*100+[Rear.P12]-1" office:value-type="float" office:value="11321" calcext:value-type="float">
            <text:p/>
          </table:table-cell>
          <table:table-cell table:formula="of:=-1*([Rear.J12]*100+[Rear.K12])" office:value-type="float" office:value="-703" calcext:value-type="float">
            <text:p/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/>
          </table:table-cell>
          <table:table-cell table:formula="of:=[Front.J13]*100+[Front.K13]" office:value-type="float" office:value="704" calcext:value-type="float">
            <text:p/>
          </table:table-cell>
          <table:table-cell/>
          <table:table-cell table:formula="of:=[Rear.O13]*100+[Rear.P13]-1" office:value-type="float" office:value="11305" calcext:value-type="float">
            <text:p/>
          </table:table-cell>
          <table:table-cell table:formula="of:=-1*([Rear.J13]*100+[Rear.K13])" office:value-type="float" office:value="-704" calcext:value-type="float">
            <text:p/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/>
          </table:table-cell>
          <table:table-cell table:formula="of:=[Front.J14]*100+[Front.K14]" office:value-type="float" office:value="1201" calcext:value-type="float">
            <text:p/>
          </table:table-cell>
          <table:table-cell/>
          <table:table-cell table:formula="of:=[Rear.O14]*100+[Rear.P14]-1" office:value-type="float" office:value="11306" calcext:value-type="float">
            <text:p/>
          </table:table-cell>
          <table:table-cell table:formula="of:=-1*([Rear.J14]*100+[Rear.K14])" office:value-type="float" office:value="-1201" calcext:value-type="float">
            <text:p/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/>
          </table:table-cell>
          <table:table-cell table:formula="of:=[Front.J15]*100+[Front.K15]" office:value-type="float" office:value="1202" calcext:value-type="float">
            <text:p/>
          </table:table-cell>
          <table:table-cell/>
          <table:table-cell table:formula="of:=[Rear.O15]*100+[Rear.P15]-1" office:value-type="float" office:value="11322" calcext:value-type="float">
            <text:p/>
          </table:table-cell>
          <table:table-cell table:formula="of:=-1*([Rear.J15]*100+[Rear.K15])" office:value-type="float" office:value="-1202" calcext:value-type="float">
            <text:p/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/>
          </table:table-cell>
          <table:table-cell table:formula="of:=[Front.J16]*100+[Front.K16]" office:value-type="float" office:value="1203" calcext:value-type="float">
            <text:p/>
          </table:table-cell>
          <table:table-cell/>
          <table:table-cell table:formula="of:=[Rear.O16]*100+[Rear.P16]-1" office:value-type="float" office:value="11307" calcext:value-type="float">
            <text:p/>
          </table:table-cell>
          <table:table-cell table:formula="of:=-1*([Rear.J16]*100+[Rear.K16])" office:value-type="float" office:value="-1203" calcext:value-type="float">
            <text:p/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/>
          </table:table-cell>
          <table:table-cell table:formula="of:=[Front.J17]*100+[Front.K17]" office:value-type="float" office:value="1204" calcext:value-type="float">
            <text:p/>
          </table:table-cell>
          <table:table-cell/>
          <table:table-cell table:formula="of:=[Rear.O17]*100+[Rear.P17]-1" office:value-type="float" office:value="11323" calcext:value-type="float">
            <text:p/>
          </table:table-cell>
          <table:table-cell table:formula="of:=-1*([Rear.J17]*100+[Rear.K17])" office:value-type="float" office:value="-1204" calcext:value-type="float">
            <text:p/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/>
          </table:table-cell>
          <table:table-cell table:formula="of:=[Front.J18]*100+[Front.K18]" office:value-type="float" office:value="1601" calcext:value-type="float">
            <text:p/>
          </table:table-cell>
          <table:table-cell/>
          <table:table-cell table:formula="of:=[Rear.O18]*100+[Rear.P18]-1" office:value-type="float" office:value="11324" calcext:value-type="float">
            <text:p/>
          </table:table-cell>
          <table:table-cell table:formula="of:=-1*([Rear.J18]*100+[Rear.K18])" office:value-type="float" office:value="-1601" calcext:value-type="float">
            <text:p/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/>
          </table:table-cell>
          <table:table-cell table:formula="of:=[Front.J19]*100+[Front.K19]" office:value-type="float" office:value="1602" calcext:value-type="float">
            <text:p/>
          </table:table-cell>
          <table:table-cell/>
          <table:table-cell table:formula="of:=[Rear.O19]*100+[Rear.P19]-1" office:value-type="float" office:value="11308" calcext:value-type="float">
            <text:p/>
          </table:table-cell>
          <table:table-cell table:formula="of:=-1*([Rear.J19]*100+[Rear.K19])" office:value-type="float" office:value="-1602" calcext:value-type="float">
            <text:p/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/>
          </table:table-cell>
          <table:table-cell table:formula="of:=[Front.J20]*100+[Front.K20]" office:value-type="float" office:value="1603" calcext:value-type="float">
            <text:p/>
          </table:table-cell>
          <table:table-cell/>
          <table:table-cell table:formula="of:=[Rear.O20]*100+[Rear.P20]-1" office:value-type="float" office:value="11325" calcext:value-type="float">
            <text:p/>
          </table:table-cell>
          <table:table-cell table:formula="of:=-1*([Rear.J20]*100+[Rear.K20])" office:value-type="float" office:value="-1603" calcext:value-type="float">
            <text:p/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/>
          </table:table-cell>
          <table:table-cell table:formula="of:=[Front.J21]*100+[Front.K21]" office:value-type="float" office:value="1604" calcext:value-type="float">
            <text:p/>
          </table:table-cell>
          <table:table-cell/>
          <table:table-cell table:formula="of:=[Rear.O21]*100+[Rear.P21]-1" office:value-type="float" office:value="11309" calcext:value-type="float">
            <text:p/>
          </table:table-cell>
          <table:table-cell table:formula="of:=-1*([Rear.J21]*100+[Rear.K21])" office:value-type="float" office:value="-1604" calcext:value-type="float">
            <text:p/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/>
          </table:table-cell>
          <table:table-cell table:formula="of:=[Front.J22]*100+[Front.K22]" office:value-type="float" office:value="1501" calcext:value-type="float">
            <text:p/>
          </table:table-cell>
          <table:table-cell/>
          <table:table-cell table:formula="of:=[Rear.O22]*100+[Rear.P22]-1" office:value-type="float" office:value="11310" calcext:value-type="float">
            <text:p/>
          </table:table-cell>
          <table:table-cell table:formula="of:=-1*([Rear.J22]*100+[Rear.K22])" office:value-type="float" office:value="-1501" calcext:value-type="float">
            <text:p/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/>
          </table:table-cell>
          <table:table-cell table:formula="of:=[Front.J23]*100+[Front.K23]" office:value-type="float" office:value="1502" calcext:value-type="float">
            <text:p/>
          </table:table-cell>
          <table:table-cell/>
          <table:table-cell table:formula="of:=[Rear.O23]*100+[Rear.P23]-1" office:value-type="float" office:value="11326" calcext:value-type="float">
            <text:p/>
          </table:table-cell>
          <table:table-cell table:formula="of:=-1*([Rear.J23]*100+[Rear.K23])" office:value-type="float" office:value="-1502" calcext:value-type="float">
            <text:p/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/>
          </table:table-cell>
          <table:table-cell table:formula="of:=[Front.J24]*100+[Front.K24]" office:value-type="float" office:value="1503" calcext:value-type="float">
            <text:p/>
          </table:table-cell>
          <table:table-cell/>
          <table:table-cell table:formula="of:=[Rear.O24]*100+[Rear.P24]-1" office:value-type="float" office:value="11311" calcext:value-type="float">
            <text:p/>
          </table:table-cell>
          <table:table-cell table:formula="of:=-1*([Rear.J24]*100+[Rear.K24])" office:value-type="float" office:value="-1503" calcext:value-type="float">
            <text:p/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/>
          </table:table-cell>
          <table:table-cell table:formula="of:=[Front.J25]*100+[Front.K25]" office:value-type="float" office:value="1504" calcext:value-type="float">
            <text:p/>
          </table:table-cell>
          <table:table-cell/>
          <table:table-cell table:formula="of:=[Rear.O25]*100+[Rear.P25]-1" office:value-type="float" office:value="11327" calcext:value-type="float">
            <text:p/>
          </table:table-cell>
          <table:table-cell table:formula="of:=-1*([Rear.J25]*100+[Rear.K25])" office:value-type="float" office:value="-1504" calcext:value-type="float">
            <text:p/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/>
          </table:table-cell>
          <table:table-cell table:formula="of:=[Front.J26]*100+[Front.K26]" office:value-type="float" office:value="1401" calcext:value-type="float">
            <text:p/>
          </table:table-cell>
          <table:table-cell/>
          <table:table-cell table:formula="of:=[Rear.O26]*100+[Rear.P26]-1" office:value-type="float" office:value="11313" calcext:value-type="float">
            <text:p/>
          </table:table-cell>
          <table:table-cell table:formula="of:=-1*([Rear.J26]*100+[Rear.K26])" office:value-type="float" office:value="-1401" calcext:value-type="float">
            <text:p/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/>
          </table:table-cell>
          <table:table-cell table:formula="of:=[Front.J27]*100+[Front.K27]" office:value-type="float" office:value="1402" calcext:value-type="float">
            <text:p/>
          </table:table-cell>
          <table:table-cell/>
          <table:table-cell table:formula="of:=[Rear.O27]*100+[Rear.P27]-1" office:value-type="float" office:value="11329" calcext:value-type="float">
            <text:p/>
          </table:table-cell>
          <table:table-cell table:formula="of:=-1*([Rear.J27]*100+[Rear.K27])" office:value-type="float" office:value="-1402" calcext:value-type="float">
            <text:p/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/>
          </table:table-cell>
          <table:table-cell table:formula="of:=[Front.J28]*100+[Front.K28]" office:value-type="float" office:value="1403" calcext:value-type="float">
            <text:p/>
          </table:table-cell>
          <table:table-cell/>
          <table:table-cell table:formula="of:=[Rear.O28]*100+[Rear.P28]-1" office:value-type="float" office:value="11312" calcext:value-type="float">
            <text:p/>
          </table:table-cell>
          <table:table-cell table:formula="of:=-1*([Rear.J28]*100+[Rear.K28])" office:value-type="float" office:value="-1403" calcext:value-type="float">
            <text:p/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/>
          </table:table-cell>
          <table:table-cell table:formula="of:=[Front.J29]*100+[Front.K29]" office:value-type="float" office:value="1404" calcext:value-type="float">
            <text:p/>
          </table:table-cell>
          <table:table-cell/>
          <table:table-cell table:formula="of:=[Rear.O29]*100+[Rear.P29]-1" office:value-type="float" office:value="11328" calcext:value-type="float">
            <text:p/>
          </table:table-cell>
          <table:table-cell table:formula="of:=-1*([Rear.J29]*100+[Rear.K29])" office:value-type="float" office:value="-1404" calcext:value-type="float">
            <text:p/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/>
          </table:table-cell>
          <table:table-cell table:formula="of:=[Front.J30]*100+[Front.K30]" office:value-type="float" office:value="1301" calcext:value-type="float">
            <text:p/>
          </table:table-cell>
          <table:table-cell/>
          <table:table-cell table:formula="of:=[Rear.O30]*100+[Rear.P30]-1" office:value-type="float" office:value="11331" calcext:value-type="float">
            <text:p/>
          </table:table-cell>
          <table:table-cell table:formula="of:=-1*([Rear.J30]*100+[Rear.K30])" office:value-type="float" office:value="-1301" calcext:value-type="float">
            <text:p/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/>
          </table:table-cell>
          <table:table-cell table:formula="of:=[Front.J31]*100+[Front.K31]" office:value-type="float" office:value="1302" calcext:value-type="float">
            <text:p/>
          </table:table-cell>
          <table:table-cell/>
          <table:table-cell table:formula="of:=[Rear.O31]*100+[Rear.P31]-1" office:value-type="float" office:value="11315" calcext:value-type="float">
            <text:p/>
          </table:table-cell>
          <table:table-cell table:formula="of:=-1*([Rear.J31]*100+[Rear.K31])" office:value-type="float" office:value="-1302" calcext:value-type="float">
            <text:p/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/>
          </table:table-cell>
          <table:table-cell table:formula="of:=[Front.J32]*100+[Front.K32]" office:value-type="float" office:value="1303" calcext:value-type="float">
            <text:p/>
          </table:table-cell>
          <table:table-cell/>
          <table:table-cell table:formula="of:=[Rear.O32]*100+[Rear.P32]-1" office:value-type="float" office:value="11330" calcext:value-type="float">
            <text:p/>
          </table:table-cell>
          <table:table-cell table:formula="of:=-1*([Rear.J32]*100+[Rear.K32])" office:value-type="float" office:value="-1303" calcext:value-type="float">
            <text:p/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/>
          </table:table-cell>
          <table:table-cell table:formula="of:=[Front.J33]*100+[Front.K33]" office:value-type="float" office:value="1304" calcext:value-type="float">
            <text:p/>
          </table:table-cell>
          <table:table-cell/>
          <table:table-cell table:formula="of:=[Rear.O33]*100+[Rear.P33]-1" office:value-type="float" office:value="11314" calcext:value-type="float">
            <text:p/>
          </table:table-cell>
          <table:table-cell table:formula="of:=-1*([Rear.J33]*100+[Rear.K33])" office:value-type="float" office:value="-1304" calcext:value-type="float">
            <text:p/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41"/>
        <table:table-column table:style-name="co17" table:default-cell-style-name="Default"/>
        <table:table-column table:style-name="co17" table:default-cell-style-name="ce41"/>
        <table:table-column table:style-name="co17" table:default-cell-style-name="Default"/>
        <table:table-column table:style-name="co17" table:default-cell-style-name="ce41"/>
        <table:table-column table:style-name="co17" table:default-cell-style-name="Default"/>
        <table:table-column table:style-name="co17" table:default-cell-style-name="ce41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Default"/>
        <table:table-row table:style-name="ro8">
          <table:table-cell table:style-name="ce35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44"/>
          <table:table-cell table:style-name="ce56"/>
        </table:table-row>
        <table:table-row table:style-name="ro8">
          <table:table-cell table:number-columns-repeated="12"/>
          <table:table-cell table:style-name="ce44" table:number-columns-spanned="8" table:number-rows-spanned="1"/>
          <table:covered-table-cell table:number-columns-repeated="7" table:style-name="ce44"/>
          <table:table-cell table:style-name="ce56"/>
        </table:table-row>
        <table:table-row table:style-name="ro8">
          <table:table-cell table:style-name="ce3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44" office:value-type="string" calcext:value-type="string" table:number-columns-spanned="8" table:number-rows-spanned="1">
            <text:p>Cookie A (Upstream)</text:p>
          </table:table-cell>
          <table:covered-table-cell table:number-columns-repeated="7" table:style-name="ce44"/>
          <table:table-cell table:style-name="ce56"/>
        </table:table-row>
        <table:table-row table:style-name="ro9"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style-name="ce39" office:value-type="float" office:value="10" calcext:value-type="float">
            <text:p>10</text:p>
          </table:table-cell>
          <table:table-cell table:style-name="ce42"/>
          <table:table-cell table:style-name="ce39" office:value-type="float" office:value="5" calcext:value-type="float">
            <text:p>5</text:p>
          </table:table-cell>
          <table:table-cell table:style-name="ce42"/>
          <table:table-cell table:style-name="ce39" office:value-type="float" office:value="2" calcext:value-type="float">
            <text:p>2</text:p>
          </table:table-cell>
          <table:table-cell table:style-name="ce42"/>
          <table:table-cell table:style-name="ce39" office:value-type="float" office:value="1" calcext:value-type="float">
            <text:p>1</text:p>
          </table:table-cell>
          <table:table-cell table:style-name="ce42"/>
          <table:table-cell table:style-name="ce3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2" calcext:value-type="float">
            <text:p>2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4" calcext:value-type="float">
            <text:p>4</text:p>
          </table:table-cell>
          <table:table-cell table:style-name="ce43" office:value-type="string" calcext:value-type="string">
            <text:p>fiber</text:p>
          </table:table-cell>
          <table:covered-table-cell table:style-name="ce36"/>
          <table:table-cell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table-cell/>
        </table:table-row>
        <table:table-row table:style-name="ro9"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style-name="ce3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7" office:value-type="float" office:value="10" calcext:value-type="float" table:number-columns-spanned="2" table:number-rows-spanned="2">
            <text:p>10</text:p>
          </table:table-cell>
          <table:covered-table-cell table:style-name="ce53"/>
          <table:table-cell table:style-name="ce47" office:value-type="float" office:value="5" calcext:value-type="float" table:number-columns-spanned="2" table:number-rows-spanned="2">
            <text:p>5</text:p>
          </table:table-cell>
          <table:covered-table-cell table:style-name="ce53"/>
          <table:table-cell table:style-name="ce47" office:value-type="float" office:value="2" calcext:value-type="float" table:number-columns-spanned="2" table:number-rows-spanned="2">
            <text:p>2</text:p>
          </table:table-cell>
          <table:covered-table-cell table:style-name="ce53"/>
          <table:table-cell table:style-name="ce47" office:value-type="float" office:value="1" calcext:value-type="float" table:number-columns-spanned="2" table:number-rows-spanned="2">
            <text:p>1</text:p>
          </table:table-cell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table-cell/>
        </table:table-row>
        <table:table-row table:style-name="ro9"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style-name="ce39" office:value-type="float" office:value="11" calcext:value-type="float">
            <text:p>11</text:p>
          </table:table-cell>
          <table:table-cell table:style-name="ce42"/>
          <table:table-cell table:style-name="ce39" office:value-type="float" office:value="6" calcext:value-type="float">
            <text:p>6</text:p>
          </table:table-cell>
          <table:table-cell table:style-name="ce42"/>
          <table:table-cell table:style-name="ce39" office:value-type="float" office:value="3" calcext:value-type="float">
            <text:p>3</text:p>
          </table:table-cell>
          <table:table-cell table:style-name="ce42"/>
          <table:table-cell table:style-name="ce39" office:value-type="float" office:value="4" calcext:value-type="float">
            <text:p>4</text:p>
          </table:table-cell>
          <table:table-cell table:style-name="ce42"/>
          <table:covered-table-cell/>
          <table:table-cell/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style-name="ce40" office:value-type="float" office:value="5" calcext:value-type="float">
            <text:p>5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6" calcext:value-type="float">
            <text:p>6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string" calcext:value-type="string">
            <text:p>fiber</text:p>
          </table:table-cell>
          <table:covered-table-cell/>
          <table:table-cell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table-cell/>
        </table:table-row>
        <table:table-row table:style-name="ro9"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7" office:value-type="float" office:value="11" calcext:value-type="float" table:number-columns-spanned="2" table:number-rows-spanned="2">
            <text:p>11</text:p>
          </table:table-cell>
          <table:covered-table-cell table:style-name="ce53"/>
          <table:table-cell table:style-name="ce47" office:value-type="float" office:value="6" calcext:value-type="float" table:number-columns-spanned="2" table:number-rows-spanned="2">
            <text:p>6</text:p>
          </table:table-cell>
          <table:covered-table-cell table:style-name="ce53"/>
          <table:table-cell table:style-name="ce47" office:value-type="float" office:value="3" calcext:value-type="float" table:number-columns-spanned="2" table:number-rows-spanned="2">
            <text:p>3</text:p>
          </table:table-cell>
          <table:covered-table-cell table:style-name="ce53"/>
          <table:table-cell table:style-name="ce47" office:value-type="float" office:value="4" calcext:value-type="float" table:number-columns-spanned="2" table:number-rows-spanned="2">
            <text:p>4</text:p>
          </table:table-cell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table-cell/>
        </table:table-row>
        <table:table-row table:style-name="ro9"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style-name="ce39" office:value-type="float" office:value="12" calcext:value-type="float">
            <text:p>12</text:p>
          </table:table-cell>
          <table:table-cell table:style-name="ce42"/>
          <table:table-cell table:style-name="ce39" office:value-type="float" office:value="7" calcext:value-type="float">
            <text:p>7</text:p>
          </table:table-cell>
          <table:table-cell table:style-name="ce42"/>
          <table:table-cell table:style-name="ce39" office:value-type="float" office:value="8" calcext:value-type="float">
            <text:p>8</text:p>
          </table:table-cell>
          <table:table-cell table:style-name="ce42"/>
          <table:table-cell table:style-name="ce39" office:value-type="float" office:value="9" calcext:value-type="float">
            <text:p>9</text:p>
          </table:table-cell>
          <table:table-cell table:style-name="ce42"/>
          <table:covered-table-cell/>
          <table:table-cell/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2" calcext:value-type="float">
            <text:p>2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4" calcext:value-type="float">
            <text:p>4</text:p>
          </table:table-cell>
          <table:table-cell table:style-name="ce43" office:value-type="string" calcext:value-type="string">
            <text:p>fiber</text:p>
          </table:table-cell>
          <table:covered-table-cell/>
          <table:table-cell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table-cell/>
        </table:table-row>
        <table:table-row table:style-name="ro9"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style-name="ce3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7" office:value-type="float" office:value="12" calcext:value-type="float" table:number-columns-spanned="2" table:number-rows-spanned="2">
            <text:p>12</text:p>
          </table:table-cell>
          <table:covered-table-cell table:style-name="ce53"/>
          <table:table-cell table:style-name="ce47" office:value-type="float" office:value="7" calcext:value-type="float" table:number-columns-spanned="2" table:number-rows-spanned="2">
            <text:p>7</text:p>
          </table:table-cell>
          <table:covered-table-cell table:style-name="ce53"/>
          <table:table-cell table:style-name="ce47" office:value-type="float" office:value="8" calcext:value-type="float" table:number-columns-spanned="2" table:number-rows-spanned="2">
            <text:p>8</text:p>
          </table:table-cell>
          <table:covered-table-cell table:style-name="ce53"/>
          <table:table-cell table:style-name="ce47" office:value-type="float" office:value="9" calcext:value-type="float" table:number-columns-spanned="2" table:number-rows-spanned="2">
            <text:p>9</text:p>
          </table:table-cell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table-cell/>
        </table:table-row>
        <table:table-row table:style-name="ro9"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style-name="ce39" office:value-type="float" office:value="13" calcext:value-type="float">
            <text:p>13</text:p>
          </table:table-cell>
          <table:table-cell table:style-name="ce42"/>
          <table:table-cell table:style-name="ce39" office:value-type="float" office:value="14" calcext:value-type="float">
            <text:p>14</text:p>
          </table:table-cell>
          <table:table-cell table:style-name="ce42"/>
          <table:table-cell table:style-name="ce39" office:value-type="float" office:value="15" calcext:value-type="float">
            <text:p>15</text:p>
          </table:table-cell>
          <table:table-cell table:style-name="ce42"/>
          <table:table-cell table:style-name="ce39" office:value-type="float" office:value="16" calcext:value-type="float">
            <text:p>16</text:p>
          </table:table-cell>
          <table:table-cell table:style-name="ce42"/>
          <table:covered-table-cell/>
          <table:table-cell/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 table:style-name="ce45" office:value-type="float" office:value="3" calcext:value-type="float" table:number-columns-spanned="1" table:number-rows-spanned="2">
            <text:p>3</text:p>
          </table:table-cell>
          <table:table-cell table:style-name="ce5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style-name="ce40" office:value-type="float" office:value="5" calcext:value-type="float">
            <text:p>5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6" calcext:value-type="float">
            <text:p>6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string" calcext:value-type="string">
            <text:p>fiber</text:p>
          </table:table-cell>
          <table:covered-table-cell/>
          <table:table-cell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table-cell/>
        </table:table-row>
        <table:table-row table:style-name="ro9"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8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7" office:value-type="float" office:value="13" calcext:value-type="float" table:number-columns-spanned="2" table:number-rows-spanned="2">
            <text:p>13</text:p>
          </table:table-cell>
          <table:covered-table-cell table:style-name="ce53"/>
          <table:table-cell table:style-name="ce47" office:value-type="float" office:value="14" calcext:value-type="float" table:number-columns-spanned="2" table:number-rows-spanned="2">
            <text:p>14</text:p>
          </table:table-cell>
          <table:covered-table-cell table:style-name="ce53"/>
          <table:table-cell table:style-name="ce47" office:value-type="float" office:value="15" calcext:value-type="float" table:number-columns-spanned="2" table:number-rows-spanned="2">
            <text:p>15</text:p>
          </table:table-cell>
          <table:covered-table-cell table:style-name="ce53"/>
          <table:table-cell table:style-name="ce47" office:value-type="float" office:value="16" calcext:value-type="float" table:number-columns-spanned="2" table:number-rows-spanned="2">
            <text:p>16</text:p>
          </table:table-cell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8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8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 table:style-name="ce49" office:value-type="float" office:value="4" calcext:value-type="float" table:number-columns-spanned="1" table:number-rows-spanned="2">
            <text:p>4</text:p>
          </table:table-cell>
          <table:table-cell table:style-name="ce54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8"/>
          <table:table-cell table:style-name="ce3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8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table-cell/>
        </table:table-row>
        <table:table-row table:style-name="ro6" table:number-rows-repeated="1048538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5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44"/>
          <table:covered-table-cell table:number-columns-repeated="10"/>
          <table:covered-table-cell table:style-name="ce35"/>
          <table:covered-table-cell/>
          <table:table-cell table:number-columns-repeated="7"/>
        </table:table-row>
        <table:table-row table:style-name="ro8">
          <table:table-cell/>
          <table:table-cell table:style-name="ce44" table:number-columns-spanned="8" table:number-rows-spanned="1"/>
          <table:covered-table-cell table:number-columns-repeated="7" table:style-name="ce44"/>
          <table:table-cell table:number-columns-repeated="19"/>
        </table:table-row>
        <table:table-row table:style-name="ro8">
          <table:table-cell/>
          <table:table-cell table:style-name="ce44" office:value-type="string" calcext:value-type="string" table:number-columns-spanned="8" table:number-rows-spanned="1">
            <text:p>Cookie B (Downstream)</text:p>
          </table:table-cell>
          <table:covered-table-cell table:number-columns-repeated="7" table:style-name="ce44"/>
          <table:table-cell table:number-columns-repeated="10"/>
          <table:table-cell table:style-name="ce3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64" office:value-type="float" office:value="4" calcext:value-type="float" table:number-columns-spanned="1" table:number-rows-spanned="2">
            <text:p>4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3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36"/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1" calcext:value-type="float">
            <text:p>1</text:p>
          </table:table-cell>
          <table:table-cell table:style-name="ce39"/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59"/>
          <table:covered-table-cell table:style-name="ce65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36"/>
          <table:table-cell table:style-name="ce36"/>
          <table:table-cell table:style-name="ce40" office:value-type="float" office:value="4" calcext:value-type="float">
            <text:p>4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2" calcext:value-type="float">
            <text:p>2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fiber</text:p>
          </table:table-cell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number-columns-repeated="7"/>
        </table:table-row>
        <table:table-row table:style-name="ro9">
          <table:table-cell/>
          <table:table-cell table:style-name="ce60" office:value-type="float" office:value="1" calcext:value-type="float" table:number-columns-spanned="2" table:number-rows-spanned="2">
            <text:p>1</text:p>
          </table:table-cell>
          <table:covered-table-cell table:style-name="ce66"/>
          <table:table-cell table:style-name="ce47" office:value-type="float" office:value="2" calcext:value-type="float" table:number-columns-spanned="2" table:number-rows-spanned="2">
            <text:p>2</text:p>
          </table:table-cell>
          <table:covered-table-cell table:style-name="ce53"/>
          <table:table-cell table:style-name="ce47" office:value-type="float" office:value="5" calcext:value-type="float" table:number-columns-spanned="2" table:number-rows-spanned="2">
            <text:p>5</text:p>
          </table:table-cell>
          <table:covered-table-cell table:style-name="ce53"/>
          <table:table-cell table:style-name="ce47" office:value-type="float" office:value="10" calcext:value-type="float" table:number-columns-spanned="2" table:number-rows-spanned="2">
            <text:p>10</text:p>
          </table:table-cell>
          <table:covered-table-cell table:style-name="ce53"/>
          <table:covered-table-cell/>
          <table:table-cell/>
          <table:table-cell table:style-name="ce38" office:value-type="float" office:value="30" calcext:value-type="float">
            <text:p>30</text:p>
          </table:table-cell>
          <table:table-cell table:style-name="ce70" office:value-type="float" office:value="1" calcext:value-type="float">
            <text:p>1</text:p>
          </table:table-cell>
          <table:table-cell table:style-name="ce38" office:value-type="float" office:value="22" calcext:value-type="float">
            <text:p>22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4" calcext:value-type="float">
            <text:p>14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number-columns-repeated="7"/>
        </table:table-row>
        <table:table-row table:style-name="ro9">
          <table:table-cell/>
          <table:covered-table-cell table:style-name="ce61"/>
          <table:covered-table-cell table:style-name="ce66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/>
          <table:table-cell/>
          <table:table-cell table:style-name="ce38" office:value-type="float" office:value="28" calcext:value-type="float">
            <text:p>28</text:p>
          </table:table-cell>
          <table:table-cell table:style-name="ce70"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table-cell table:style-name="ce62" office:value-type="float" office:value="1" calcext:value-type="float" table:number-columns-spanned="1" table:number-rows-spanned="2">
            <text:p>1</text:p>
          </table:table-cell>
          <table:table-cell table:style-name="ce67" office:value-type="float" office:value="3" calcext:value-type="float" table:number-columns-spanned="1" table:number-rows-spanned="2">
            <text:p>3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3" calcext:value-type="float" table:number-columns-spanned="1" table:number-rows-spanned="2">
            <text:p>3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8" office:value-type="float" office:value="27" calcext:value-type="float">
            <text:p>27</text:p>
          </table:table-cell>
          <table:table-cell table:style-name="ce70" office:value-type="float" office:value="4" calcext:value-type="float">
            <text:p>4</text:p>
          </table:table-cell>
          <table:table-cell table:style-name="ce38" office:value-type="float" office:value="19" calcext:value-type="float">
            <text:p>19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11" calcext:value-type="float">
            <text:p>11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covered-table-cell table:style-name="ce63"/>
          <table:covered-table-cell table:style-name="ce68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/>
          <table:table-cell/>
          <table:table-cell table:style-name="ce38" office:value-type="float" office:value="25" calcext:value-type="float">
            <text:p>25</text:p>
          </table:table-cell>
          <table:table-cell table:style-name="ce70" office:value-type="float" office:value="3" calcext:value-type="float">
            <text:p>3</text:p>
          </table:table-cell>
          <table:table-cell table:style-name="ce38" office:value-type="float" office:value="17" calcext:value-type="float">
            <text:p>17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64" office:value-type="float" office:value="4" calcext:value-type="float" table:number-columns-spanned="1" table:number-rows-spanned="2">
            <text:p>4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9" office:value-type="float" office:value="11" calcext:value-type="float">
            <text:p>11</text:p>
          </table:table-cell>
          <table:table-cell table:style-name="ce39"/>
          <table:table-cell table:style-name="ce39" office:value-type="float" office:value="6" calcext:value-type="float">
            <text:p>6</text:p>
          </table:table-cell>
          <table:table-cell table:style-name="ce39"/>
          <table:table-cell table:style-name="ce39" office:value-type="float" office:value="3" calcext:value-type="float">
            <text:p>3</text:p>
          </table:table-cell>
          <table:table-cell table:style-name="ce39"/>
          <table:table-cell table:style-name="ce39" office:value-type="float" office:value="4" calcext:value-type="float">
            <text:p>4</text:p>
          </table:table-cell>
          <table:table-cell table:style-name="ce39"/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59"/>
          <table:covered-table-cell table:style-name="ce65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/>
          <table:table-cell/>
          <table:table-cell table:style-name="ce40" office:value-type="float" office:value="8" calcext:value-type="float">
            <text:p>8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6" calcext:value-type="float">
            <text:p>6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5" calcext:value-type="float">
            <text:p>5</text:p>
          </table:table-cell>
          <table:table-cell table:style-name="ce43" office:value-type="string" calcext:value-type="string">
            <text:p>fiber</text:p>
          </table:table-cell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number-columns-repeated="7"/>
        </table:table-row>
        <table:table-row table:style-name="ro9">
          <table:table-cell/>
          <table:table-cell table:style-name="ce60" office:value-type="float" office:value="4" calcext:value-type="float" table:number-columns-spanned="2" table:number-rows-spanned="2">
            <text:p>4</text:p>
          </table:table-cell>
          <table:covered-table-cell table:style-name="ce66"/>
          <table:table-cell table:style-name="ce47" office:value-type="float" office:value="3" calcext:value-type="float" table:number-columns-spanned="2" table:number-rows-spanned="2">
            <text:p>3</text:p>
          </table:table-cell>
          <table:covered-table-cell table:style-name="ce53"/>
          <table:table-cell table:style-name="ce47" office:value-type="float" office:value="6" calcext:value-type="float" table:number-columns-spanned="2" table:number-rows-spanned="2">
            <text:p>6</text:p>
          </table:table-cell>
          <table:covered-table-cell table:style-name="ce53"/>
          <table:table-cell table:style-name="ce47" office:value-type="float" office:value="11" calcext:value-type="float" table:number-columns-spanned="2" table:number-rows-spanned="2">
            <text:p>11</text:p>
          </table:table-cell>
          <table:covered-table-cell table:style-name="ce53"/>
          <table:covered-table-cell/>
          <table:table-cell/>
          <table:table-cell table:style-name="ce38" office:value-type="float" office:value="24" calcext:value-type="float">
            <text:p>24</text:p>
          </table:table-cell>
          <table:table-cell table:style-name="ce70" office:value-type="float" office:value="1" calcext:value-type="float">
            <text:p>1</text:p>
          </table:table-cell>
          <table:table-cell table:style-name="ce38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number-columns-repeated="7"/>
        </table:table-row>
        <table:table-row table:style-name="ro9">
          <table:table-cell/>
          <table:covered-table-cell table:style-name="ce61"/>
          <table:covered-table-cell table:style-name="ce66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/>
          <table:table-cell/>
          <table:table-cell table:style-name="ce38" office:value-type="float" office:value="26" calcext:value-type="float">
            <text:p>26</text:p>
          </table:table-cell>
          <table:table-cell table:style-name="ce70" office:value-type="float" office:value="2" calcext:value-type="float">
            <text:p>2</text:p>
          </table:table-cell>
          <table:table-cell table:style-name="ce38" office:value-type="float" office:value="18" calcext:value-type="float">
            <text:p>18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table-cell table:style-name="ce62" office:value-type="float" office:value="1" calcext:value-type="float" table:number-columns-spanned="1" table:number-rows-spanned="2">
            <text:p>1</text:p>
          </table:table-cell>
          <table:table-cell table:style-name="ce67" office:value-type="float" office:value="3" calcext:value-type="float" table:number-columns-spanned="1" table:number-rows-spanned="2">
            <text:p>3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8" office:value-type="float" office:value="31" calcext:value-type="float">
            <text:p>31</text:p>
          </table:table-cell>
          <table:table-cell table:style-name="ce70" office:value-type="float" office:value="4" calcext:value-type="float">
            <text:p>4</text:p>
          </table:table-cell>
          <table:table-cell table:style-name="ce38" office:value-type="float" office:value="23" calcext:value-type="float">
            <text:p>23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15" calcext:value-type="float">
            <text:p>15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41" office:value-type="float" office:value="3" calcext:value-type="float">
            <text:p>3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covered-table-cell table:style-name="ce63"/>
          <table:covered-table-cell table:style-name="ce68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/>
          <table:table-cell/>
          <table:table-cell table:style-name="ce38" office:value-type="float" office:value="29" calcext:value-type="float">
            <text:p>29</text:p>
          </table:table-cell>
          <table:table-cell table:style-name="ce70" office:value-type="float" office:value="3" calcext:value-type="float">
            <text:p>3</text:p>
          </table:table-cell>
          <table:table-cell table:style-name="ce38" office:value-type="float" office:value="21" calcext:value-type="float">
            <text:p>21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9" office:value-type="float" office:value="12" calcext:value-type="float">
            <text:p>12</text:p>
          </table:table-cell>
          <table:table-cell table:style-name="ce39"/>
          <table:table-cell table:style-name="ce39" office:value-type="float" office:value="7" calcext:value-type="float">
            <text:p>7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/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 table:style-name="ce46"/>
          <table:covered-table-cell table:style-name="ce52"/>
          <table:covered-table-cell/>
          <table:table-cell/>
          <table:table-cell table:style-name="ce40" office:value-type="float" office:value="4" calcext:value-type="float">
            <text:p>4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3" calcext:value-type="float">
            <text:p>3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2" calcext:value-type="float">
            <text:p>2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fiber</text:p>
          </table:table-cell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number-columns-repeated="7"/>
        </table:table-row>
        <table:table-row table:style-name="ro9">
          <table:table-cell/>
          <table:table-cell table:style-name="ce47" office:value-type="float" office:value="9" calcext:value-type="float" table:number-columns-spanned="2" table:number-rows-spanned="2">
            <text:p>9</text:p>
          </table:table-cell>
          <table:covered-table-cell table:style-name="ce53"/>
          <table:table-cell table:style-name="ce47" office:value-type="float" office:value="8" calcext:value-type="float" table:number-columns-spanned="2" table:number-rows-spanned="2">
            <text:p>8</text:p>
          </table:table-cell>
          <table:covered-table-cell table:style-name="ce53"/>
          <table:table-cell table:style-name="ce47" office:value-type="float" office:value="7" calcext:value-type="float" table:number-columns-spanned="2" table:number-rows-spanned="2">
            <text:p>7</text:p>
          </table:table-cell>
          <table:covered-table-cell table:style-name="ce53"/>
          <table:table-cell table:style-name="ce47" office:value-type="float" office:value="12" calcext:value-type="float" table:number-columns-spanned="2" table:number-rows-spanned="2">
            <text:p>12</text:p>
          </table:table-cell>
          <table:covered-table-cell table:style-name="ce53"/>
          <table:covered-table-cell/>
          <table:table-cell/>
          <table:table-cell table:style-name="ce38" office:value-type="float" office:value="30" calcext:value-type="float">
            <text:p>30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22" calcext:value-type="float">
            <text:p>22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14" calcext:value-type="float">
            <text:p>14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/>
          <table:table-cell/>
          <table:table-cell table:style-name="ce38" office:value-type="float" office:value="28" calcext:value-type="float">
            <text:p>28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12" calcext:value-type="float">
            <text:p>12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8" office:value-type="float" office:value="27" calcext:value-type="float">
            <text:p>27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19" calcext:value-type="float">
            <text:p>19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11" calcext:value-type="float">
            <text:p>11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 table:style-name="ce50"/>
          <table:covered-table-cell table:style-name="ce55"/>
          <table:covered-table-cell/>
          <table:table-cell/>
          <table:table-cell table:style-name="ce38" office:value-type="float" office:value="25" calcext:value-type="float">
            <text:p>25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17" calcext:value-type="float">
            <text:p>17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9" calcext:value-type="float">
            <text:p>9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64" office:value-type="float" office:value="4" calcext:value-type="float" table:number-columns-spanned="1" table:number-rows-spanned="2">
            <text:p>4</text:p>
          </table:table-cell>
          <table:table-cell table:style-name="ce45" office:value-type="float" office:value="2" calcext:value-type="float" table:number-columns-spanned="1" table:number-rows-spanned="2">
            <text:p>2</text:p>
          </table:table-cell>
          <table:table-cell table:style-name="ce51" office:value-type="float" office:value="3" calcext:value-type="float" table:number-columns-spanned="1" table:number-rows-spanned="2">
            <text:p>3</text:p>
          </table:table-cell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64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69" office:value-type="float" office:value="13" calcext:value-type="float">
            <text:p>13</text:p>
          </table:table-cell>
          <table:table-cell table:style-name="ce39"/>
          <table:table-cell table:style-name="ce69" office:value-type="float" office:value="14" calcext:value-type="float">
            <text:p>14</text:p>
          </table:table-cell>
          <table:table-cell table:style-name="ce39"/>
          <table:table-cell table:style-name="ce39" office:value-type="float" office:value="15" calcext:value-type="float">
            <text:p>15</text:p>
          </table:table-cell>
          <table:table-cell table:style-name="ce39"/>
          <table:table-cell table:style-name="ce39" office:value-type="float" office:value="16" calcext:value-type="float">
            <text:p>16</text:p>
          </table:table-cell>
          <table:table-cell table:style-name="ce39"/>
          <table:table-cell table:style-name="ce36" office:value-type="string" calcext:value-type="string" table:number-columns-spanned="2" table:number-rows-spanned="1">
            <text:p>4Cookie</text:p>
          </table:table-cell>
          <table:covered-table-cell/>
          <table:table-cell table:style-name="ce7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46"/>
          <table:covered-table-cell table:style-name="ce52"/>
          <table:covered-table-cell table:style-name="ce59"/>
          <table:covered-table-cell table:style-name="ce65"/>
          <table:covered-table-cell table:style-name="ce46"/>
          <table:covered-table-cell table:style-name="ce52"/>
          <table:covered-table-cell table:style-name="ce59"/>
          <table:covered-table-cell table:style-name="ce65"/>
          <table:covered-table-cell/>
          <table:table-cell/>
          <table:table-cell table:style-name="ce40" office:value-type="float" office:value="8" calcext:value-type="float">
            <text:p>8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6" calcext:value-type="float">
            <text:p>6</text:p>
          </table:table-cell>
          <table:table-cell table:style-name="ce43" office:value-type="string" calcext:value-type="string">
            <text:p>fiber</text:p>
          </table:table-cell>
          <table:table-cell table:style-name="ce40" office:value-type="float" office:value="5" calcext:value-type="float">
            <text:p>5</text:p>
          </table:table-cell>
          <table:table-cell table:style-name="ce43" office:value-type="string" calcext:value-type="string">
            <text:p>fiber</text:p>
          </table:table-cell>
          <table:table-cell table:style-name="ce37" office:value-type="string" calcext:value-type="string" table:number-columns-spanned="2" table:number-rows-spanned="1">
            <text:p>SIPM block</text:p>
          </table:table-cell>
          <table:covered-table-cell table:style-name="ce38"/>
          <table:table-cell table:number-columns-repeated="7"/>
        </table:table-row>
        <table:table-row table:style-name="ro9">
          <table:table-cell/>
          <table:table-cell table:style-name="ce47" office:value-type="float" office:value="16" calcext:value-type="float" table:number-columns-spanned="2" table:number-rows-spanned="2">
            <text:p>16</text:p>
          </table:table-cell>
          <table:covered-table-cell table:style-name="ce53"/>
          <table:table-cell table:style-name="ce60" office:value-type="float" office:value="15" calcext:value-type="float" table:number-columns-spanned="2" table:number-rows-spanned="2">
            <text:p>15</text:p>
          </table:table-cell>
          <table:covered-table-cell table:style-name="ce66"/>
          <table:table-cell table:style-name="ce47" office:value-type="float" office:value="14" calcext:value-type="float" table:number-columns-spanned="2" table:number-rows-spanned="2">
            <text:p>14</text:p>
          </table:table-cell>
          <table:covered-table-cell table:style-name="ce53"/>
          <table:table-cell table:style-name="ce60" office:value-type="float" office:value="13" calcext:value-type="float" table:number-columns-spanned="2" table:number-rows-spanned="2">
            <text:p>13</text:p>
          </table:table-cell>
          <table:covered-table-cell table:style-name="ce66"/>
          <table:covered-table-cell/>
          <table:table-cell/>
          <table:table-cell table:style-name="ce38" office:value-type="float" office:value="24" calcext:value-type="float">
            <text:p>2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70" office:value-type="float" office:value="1" calcext:value-type="float">
            <text:p>1</text:p>
          </table:table-cell>
          <table:table-cell table:style-name="ce37" office:value-type="string" calcext:value-type="string" table:number-columns-spanned="2" table:number-rows-spanned="4">
            <text:p>channels</text:p>
          </table:table-cell>
          <table:covered-table-cell table:style-name="ce38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53"/>
          <table:covered-table-cell table:style-name="ce61"/>
          <table:covered-table-cell table:style-name="ce66"/>
          <table:covered-table-cell table:style-name="ce48"/>
          <table:covered-table-cell table:style-name="ce53"/>
          <table:covered-table-cell table:style-name="ce61"/>
          <table:covered-table-cell table:style-name="ce66"/>
          <table:covered-table-cell/>
          <table:table-cell/>
          <table:table-cell table:style-name="ce38" office:value-type="float" office:value="26" calcext:value-type="float">
            <text:p>26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18" calcext:value-type="float">
            <text:p>18</text:p>
          </table:table-cell>
          <table:table-cell table:style-name="ce70" office:value-type="float" office:value="2" calcext:value-type="float">
            <text:p>2</text:p>
          </table:table-cell>
          <table:table-cell table:style-name="ce38" office:value-type="float" office:value="10" calcext:value-type="float">
            <text:p>10</text:p>
          </table:table-cell>
          <table:table-cell table:style-name="ce41"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table:style-name="ce70" office:value-type="float" office:value="2" calcext:value-type="float">
            <text:p>2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1" calcext:value-type="float" table:number-columns-spanned="1" table:number-rows-spanned="2">
            <text:p>1</text:p>
          </table:table-cell>
          <table:table-cell table:style-name="ce67" office:value-type="float" office:value="3" calcext:value-type="float" table:number-columns-spanned="1" table:number-rows-spanned="2">
            <text:p>3</text:p>
          </table:table-cell>
          <table:table-cell table:style-name="ce49" office:value-type="float" office:value="1" calcext:value-type="float" table:number-columns-spanned="1" table:number-rows-spanned="2">
            <text:p>1</text:p>
          </table:table-cell>
          <table:table-cell table:style-name="ce54" office:value-type="float" office:value="4" calcext:value-type="float" table:number-columns-spanned="1" table:number-rows-spanned="2">
            <text:p>4</text:p>
          </table:table-cell>
          <table:table-cell table:style-name="ce62" office:value-type="float" office:value="1" calcext:value-type="float" table:number-columns-spanned="1" table:number-rows-spanned="2">
            <text:p>1</text:p>
          </table:table-cell>
          <table:table-cell table:style-name="ce67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8" office:value-type="float" office:value="31" calcext:value-type="float">
            <text:p>31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23" calcext:value-type="float">
            <text:p>23</text:p>
          </table:table-cell>
          <table:table-cell table:style-name="ce70" office:value-type="float" office:value="4" calcext:value-type="float">
            <text:p>4</text:p>
          </table:table-cell>
          <table:table-cell table:style-name="ce38" office:value-type="float" office:value="15" calcext:value-type="float">
            <text:p>15</text:p>
          </table:table-cell>
          <table:table-cell table:style-name="ce41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70" office:value-type="float" office:value="4" calcext:value-type="float">
            <text:p>4</text:p>
          </table:table-cell>
          <table:covered-table-cell table:number-columns-repeated="2" table:style-name="ce38"/>
          <table:table-cell table:number-columns-repeated="7"/>
        </table:table-row>
        <table:table-row table:style-name="ro9">
          <table:table-cell/>
          <table:covered-table-cell table:style-name="ce50"/>
          <table:covered-table-cell table:style-name="ce55"/>
          <table:covered-table-cell table:style-name="ce63"/>
          <table:covered-table-cell table:style-name="ce68"/>
          <table:covered-table-cell table:style-name="ce50"/>
          <table:covered-table-cell table:style-name="ce55"/>
          <table:covered-table-cell table:style-name="ce63"/>
          <table:covered-table-cell table:style-name="ce68"/>
          <table:covered-table-cell/>
          <table:table-cell/>
          <table:table-cell table:style-name="ce38" office:value-type="float" office:value="29" calcext:value-type="float">
            <text:p>29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21" calcext:value-type="float">
            <text:p>21</text:p>
          </table:table-cell>
          <table:table-cell table:style-name="ce70" office:value-type="float" office:value="3" calcext:value-type="float">
            <text:p>3</text:p>
          </table:table-cell>
          <table:table-cell table:style-name="ce38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70" office:value-type="float" office:value="3" calcext:value-type="float">
            <text:p>3</text:p>
          </table:table-cell>
          <table:covered-table-cell table:number-columns-repeated="2" table:style-name="ce38"/>
          <table:table-cell table:number-columns-repeated="7"/>
        </table:table-row>
        <table:table-row table:style-name="ro6" table:number-rows-repeated="1048538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5" table:default-cell-style-name="ce73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3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table:style-name="ce72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72" office:value-type="string" calcext:value-type="string" table:number-columns-spanned="2" table:number-rows-spanned="1">
            <text:p>Cookie B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36" office:value-type="string" calcext:value-type="string" table:number-columns-spanned="1" table:number-rows-spanned="16">
            <text:p>Top Row</text:p>
          </table:table-cell>
          <table:table-cell/>
          <table:table-cell table:formula="of:=PadeA*100+['Cookie A'.C6]" office:value-type="float" office:value="11506" calcext:value-type="float">
            <text:p/>
          </table:table-cell>
          <table:table-cell table:formula="of:=['Cookie A'.C$4]*100+['Cookie A'.D6]" office:value-type="float" office:value="1001" calcext:value-type="float">
            <text:p/>
          </table:table-cell>
          <table:table-cell/>
          <table:table-cell table:style-name="ce75" table:formula="of:=PadeB*100+['Cookie B'.L6]" office:value-type="float" office:value="11230" calcext:value-type="float">
            <text:p/>
          </table:table-cell>
          <table:table-cell table:formula="of:=-1*(['Cookie B'.L$4]*100+['Cookie B'.M6])" office:value-type="float" office:value="-1001" calcext:value-type="float">
            <text:p/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7]" office:value-type="float" office:value="11504" calcext:value-type="float">
            <text:p/>
          </table:table-cell>
          <table:table-cell table:formula="of:=['Cookie A'.C$4]*100+['Cookie A'.D7]" office:value-type="float" office:value="1002" calcext:value-type="float">
            <text:p/>
          </table:table-cell>
          <table:table-cell/>
          <table:table-cell table:formula="of:=PadeB*100+['Cookie B'.L7]" office:value-type="float" office:value="11228" calcext:value-type="float">
            <text:p/>
          </table:table-cell>
          <table:table-cell table:formula="of:=-1*(['Cookie B'.L$4]*100+['Cookie B'.M7])" office:value-type="float" office:value="-1002" calcext:value-type="float">
            <text:p/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ote: 221 SHOULD be reporting 116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8]" office:value-type="float" office:value="11503" calcext:value-type="float">
            <text:p/>
          </table:table-cell>
          <table:table-cell table:formula="of:=['Cookie A'.C$4]*100+['Cookie A'.D8]" office:value-type="float" office:value="1003" calcext:value-type="float">
            <text:p/>
          </table:table-cell>
          <table:table-cell/>
          <table:table-cell table:formula="of:=PadeB*100+['Cookie B'.L8]" office:value-type="float" office:value="11227" calcext:value-type="float">
            <text:p/>
          </table:table-cell>
          <table:table-cell table:formula="of:=-1*(['Cookie B'.L$4]*100+['Cookie B'.M8])" office:value-type="float" office:value="-10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C9]" office:value-type="float" office:value="11501" calcext:value-type="float">
            <text:p/>
          </table:table-cell>
          <table:table-cell table:style-name="ce74" table:formula="of:=['Cookie A'.C$4]*100+['Cookie A'.D9]" office:value-type="float" office:value="1004" calcext:value-type="float">
            <text:p/>
          </table:table-cell>
          <table:table-cell table:style-name="ce74"/>
          <table:table-cell table:style-name="ce74" table:formula="of:=PadeB*100+['Cookie B'.L9]" office:value-type="float" office:value="11225" calcext:value-type="float">
            <text:p/>
          </table:table-cell>
          <table:table-cell table:style-name="ce74" table:formula="of:=-1*(['Cookie B'.L$4]*100+['Cookie B'.M9])" office:value-type="float" office:value="-1003" calcext:value-type="float">
            <text:p/>
          </table:table-cell>
          <table:table-cell table:style-name="ce77"/>
          <table:table-cell/>
          <table:table-cell table:style-name="ce78" office:value-type="string" calcext:value-type="string">
            <text:p>A</text:p>
          </table:table-cell>
          <table:table-cell table:style-name="ce78"/>
          <table:table-cell table:style-name="ce78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6]" office:value-type="float" office:value="11514" calcext:value-type="float">
            <text:p/>
          </table:table-cell>
          <table:table-cell table:formula="of:=['Cookie A'.E$4]*100+['Cookie A'.F6]" office:value-type="float" office:value="501" calcext:value-type="float">
            <text:p/>
          </table:table-cell>
          <table:table-cell/>
          <table:table-cell table:formula="of:=PadeB*100+['Cookie B'.N6]" office:value-type="float" office:value="11222" calcext:value-type="float">
            <text:p/>
          </table:table-cell>
          <table:table-cell table:formula="of:=-1*(['Cookie B'.N$4]*100+['Cookie B'.O6])" office:value-type="float" office:value="-501" calcext:value-type="float">
            <text:p/>
          </table:table-cell>
          <table:table-cell table:number-columns-repeated="2"/>
          <table:table-cell table:style-name="ce78" office:value-type="string" calcext:value-type="string">
            <text:p>C</text:p>
          </table:table-cell>
          <table:table-cell table:style-name="ce78"/>
          <table:table-cell table:style-name="ce78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512" calcext:value-type="float">
            <text:p/>
          </table:table-cell>
          <table:table-cell table:formula="of:=['Cookie A'.E$4]*100+['Cookie A'.F7]" office:value-type="float" office:value="502" calcext:value-type="float">
            <text:p/>
          </table:table-cell>
          <table:table-cell/>
          <table:table-cell table:formula="of:=PadeB*100+['Cookie B'.N7]" office:value-type="float" office:value="11220" calcext:value-type="float">
            <text:p/>
          </table:table-cell>
          <table:table-cell table:formula="of:=-1*(['Cookie B'.N$4]*100+['Cookie B'.O7])" office:value-type="float" office:value="-5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511" calcext:value-type="float">
            <text:p/>
          </table:table-cell>
          <table:table-cell table:formula="of:=['Cookie A'.E$4]*100+['Cookie A'.F8]" office:value-type="float" office:value="503" calcext:value-type="float">
            <text:p/>
          </table:table-cell>
          <table:table-cell/>
          <table:table-cell table:formula="of:=PadeB*100+['Cookie B'.N8]" office:value-type="float" office:value="11219" calcext:value-type="float">
            <text:p/>
          </table:table-cell>
          <table:table-cell table:formula="of:=-1*(['Cookie B'.N$4]*100+['Cookie B'.O8])" office:value-type="float" office:value="-5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E9]" office:value-type="float" office:value="11509" calcext:value-type="float">
            <text:p/>
          </table:table-cell>
          <table:table-cell table:style-name="ce74" table:formula="of:=['Cookie A'.E$4]*100+['Cookie A'.F9]" office:value-type="float" office:value="504" calcext:value-type="float">
            <text:p/>
          </table:table-cell>
          <table:table-cell table:style-name="ce74"/>
          <table:table-cell table:style-name="ce74" table:formula="of:=PadeB*100+['Cookie B'.N9]" office:value-type="float" office:value="11217" calcext:value-type="float">
            <text:p/>
          </table:table-cell>
          <table:table-cell table:style-name="ce74" table:formula="of:=-1*(['Cookie B'.N$4]*100+['Cookie B'.O9])" office:value-type="float" office:value="-5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5" table:formula="of:=PadeA*100+['Cookie A'.G6]" office:value-type="float" office:value="11522" calcext:value-type="float">
            <text:p/>
          </table:table-cell>
          <table:table-cell table:formula="of:=['Cookie A'.G$4]*100+['Cookie A'.H6]" office:value-type="float" office:value="201" calcext:value-type="float">
            <text:p/>
          </table:table-cell>
          <table:table-cell/>
          <table:table-cell table:formula="of:=PadeB*100+['Cookie B'.P6]" office:value-type="float" office:value="11214" calcext:value-type="float">
            <text:p/>
          </table:table-cell>
          <table:table-cell table:formula="of:=-1*(['Cookie B'.P$4]*100+['Cookie B'.Q6])" office:value-type="float" office:value="-2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520" calcext:value-type="float">
            <text:p/>
          </table:table-cell>
          <table:table-cell table:formula="of:=['Cookie A'.G$4]*100+['Cookie A'.H7]" office:value-type="float" office:value="202" calcext:value-type="float">
            <text:p/>
          </table:table-cell>
          <table:table-cell/>
          <table:table-cell table:formula="of:=PadeB*100+['Cookie B'.P7]" office:value-type="float" office:value="11212" calcext:value-type="float">
            <text:p/>
          </table:table-cell>
          <table:table-cell table:formula="of:=-1*(['Cookie B'.P$4]*100+['Cookie B'.Q7])" office:value-type="float" office:value="-2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519" calcext:value-type="float">
            <text:p/>
          </table:table-cell>
          <table:table-cell table:formula="of:=['Cookie A'.G$4]*100+['Cookie A'.H8]" office:value-type="float" office:value="203" calcext:value-type="float">
            <text:p/>
          </table:table-cell>
          <table:table-cell/>
          <table:table-cell table:formula="of:=PadeB*100+['Cookie B'.P8]" office:value-type="float" office:value="11211" calcext:value-type="float">
            <text:p/>
          </table:table-cell>
          <table:table-cell table:formula="of:=-1*(['Cookie B'.P$4]*100+['Cookie B'.Q8])" office:value-type="float" office:value="-2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G9]" office:value-type="float" office:value="11517" calcext:value-type="float">
            <text:p/>
          </table:table-cell>
          <table:table-cell table:style-name="ce74" table:formula="of:=['Cookie A'.G$4]*100+['Cookie A'.H9]" office:value-type="float" office:value="204" calcext:value-type="float">
            <text:p/>
          </table:table-cell>
          <table:table-cell table:style-name="ce74"/>
          <table:table-cell table:style-name="ce74" table:formula="of:=PadeB*100+['Cookie B'.P9]" office:value-type="float" office:value="11209" calcext:value-type="float">
            <text:p/>
          </table:table-cell>
          <table:table-cell table:style-name="ce74" table:formula="of:=-1*(['Cookie B'.P$4]*100+['Cookie B'.Q9])" office:value-type="float" office:value="-2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530" calcext:value-type="float">
            <text:p/>
          </table:table-cell>
          <table:table-cell table:formula="of:=['Cookie A'.I$4]*100+['Cookie A'.J6]" office:value-type="float" office:value="101" calcext:value-type="float">
            <text:p/>
          </table:table-cell>
          <table:table-cell/>
          <table:table-cell table:formula="of:=PadeB*100+['Cookie B'.R6]" office:value-type="float" office:value="11206" calcext:value-type="float">
            <text:p/>
          </table:table-cell>
          <table:table-cell table:formula="of:=-1*(['Cookie B'.R$4]*100+['Cookie B'.S6])" office:value-type="float" office:value="-1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528" calcext:value-type="float">
            <text:p/>
          </table:table-cell>
          <table:table-cell table:formula="of:=['Cookie A'.I$4]*100+['Cookie A'.J7]" office:value-type="float" office:value="102" calcext:value-type="float">
            <text:p/>
          </table:table-cell>
          <table:table-cell/>
          <table:table-cell table:formula="of:=PadeB*100+['Cookie B'.R7]" office:value-type="float" office:value="11204" calcext:value-type="float">
            <text:p/>
          </table:table-cell>
          <table:table-cell table:formula="of:=-1*(['Cookie B'.R$4]*100+['Cookie B'.S7])" office:value-type="float" office:value="-1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527" calcext:value-type="float">
            <text:p/>
          </table:table-cell>
          <table:table-cell table:formula="of:=['Cookie A'.I$4]*100+['Cookie A'.J8]" office:value-type="float" office:value="103" calcext:value-type="float">
            <text:p/>
          </table:table-cell>
          <table:table-cell/>
          <table:table-cell table:formula="of:=PadeB*100+['Cookie B'.R8]" office:value-type="float" office:value="11203" calcext:value-type="float">
            <text:p/>
          </table:table-cell>
          <table:table-cell table:formula="of:=-1*(['Cookie B'.R$4]*100+['Cookie B'.S8])" office:value-type="float" office:value="-1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6" table:formula="of:=PadeA*100+['Cookie A'.I9]" office:value-type="float" office:value="11525" calcext:value-type="float">
            <text:p/>
          </table:table-cell>
          <table:table-cell table:style-name="ce76" table:formula="of:=['Cookie A'.I$4]*100+['Cookie A'.J9]" office:value-type="float" office:value="104" calcext:value-type="float">
            <text:p/>
          </table:table-cell>
          <table:table-cell table:style-name="ce76"/>
          <table:table-cell table:style-name="ce76" table:formula="of:=PadeB*100+['Cookie B'.R9]" office:value-type="float" office:value="11201" calcext:value-type="float">
            <text:p/>
          </table:table-cell>
          <table:table-cell table:style-name="ce76" table:formula="of:=-1*(['Cookie B'.R$4]*100+['Cookie B'.S9])" office:value-type="float" office:value="-1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table-cell table:style-name="ce36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500" calcext:value-type="float">
            <text:p/>
          </table:table-cell>
          <table:table-cell table:formula="of:=['Cookie A'.C$10]*100+['Cookie A'.D12]" office:value-type="float" office:value="1101" calcext:value-type="float">
            <text:p/>
          </table:table-cell>
          <table:table-cell/>
          <table:table-cell table:formula="of:=PadeB*100+['Cookie B'.L12]" office:value-type="float" office:value="11224" calcext:value-type="float">
            <text:p/>
          </table:table-cell>
          <table:table-cell table:formula="of:=-1*(['Cookie B'.L$10]*100+['Cookie B'.M12])" office:value-type="float" office:value="-11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502" calcext:value-type="float">
            <text:p/>
          </table:table-cell>
          <table:table-cell table:formula="of:=['Cookie A'.C$10]*100+['Cookie A'.D13]" office:value-type="float" office:value="1102" calcext:value-type="float">
            <text:p/>
          </table:table-cell>
          <table:table-cell/>
          <table:table-cell table:formula="of:=PadeB*100+['Cookie B'.L13]" office:value-type="float" office:value="11226" calcext:value-type="float">
            <text:p/>
          </table:table-cell>
          <table:table-cell table:formula="of:=-1*(['Cookie B'.L$10]*100+['Cookie B'.M13])" office:value-type="float" office:value="-11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507" calcext:value-type="float">
            <text:p/>
          </table:table-cell>
          <table:table-cell table:formula="of:=['Cookie A'.C$10]*100+['Cookie A'.D14]" office:value-type="float" office:value="1103" calcext:value-type="float">
            <text:p/>
          </table:table-cell>
          <table:table-cell/>
          <table:table-cell table:formula="of:=PadeB*100+['Cookie B'.L14]" office:value-type="float" office:value="11231" calcext:value-type="float">
            <text:p/>
          </table:table-cell>
          <table:table-cell table:formula="of:=-1*(['Cookie B'.L$10]*100+['Cookie B'.M14])" office:value-type="float" office:value="-11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C15]" office:value-type="float" office:value="11505" calcext:value-type="float">
            <text:p/>
          </table:table-cell>
          <table:table-cell table:style-name="ce74" table:formula="of:=['Cookie A'.C$10]*100+['Cookie A'.D15]" office:value-type="float" office:value="1104" calcext:value-type="float">
            <text:p/>
          </table:table-cell>
          <table:table-cell table:style-name="ce74"/>
          <table:table-cell table:style-name="ce74" table:formula="of:=PadeB*100+['Cookie B'.L15]" office:value-type="float" office:value="11229" calcext:value-type="float">
            <text:p/>
          </table:table-cell>
          <table:table-cell table:style-name="ce74" table:formula="of:=-1*(['Cookie B'.L$10]*100+['Cookie B'.M15])" office:value-type="float" office:value="-1103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508" calcext:value-type="float">
            <text:p/>
          </table:table-cell>
          <table:table-cell table:formula="of:=['Cookie A'.E$10]*100+['Cookie A'.F12]" office:value-type="float" office:value="601" calcext:value-type="float">
            <text:p/>
          </table:table-cell>
          <table:table-cell/>
          <table:table-cell table:formula="of:=PadeB*100+['Cookie B'.N12]" office:value-type="float" office:value="11216" calcext:value-type="float">
            <text:p/>
          </table:table-cell>
          <table:table-cell table:formula="of:=-1*(['Cookie B'.N$10]*100+['Cookie B'.O12])" office:value-type="float" office:value="-6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510" calcext:value-type="float">
            <text:p/>
          </table:table-cell>
          <table:table-cell table:formula="of:=['Cookie A'.E$10]*100+['Cookie A'.F13]" office:value-type="float" office:value="602" calcext:value-type="float">
            <text:p/>
          </table:table-cell>
          <table:table-cell/>
          <table:table-cell table:formula="of:=PadeB*100+['Cookie B'.N13]" office:value-type="float" office:value="11218" calcext:value-type="float">
            <text:p/>
          </table:table-cell>
          <table:table-cell table:formula="of:=-1*(['Cookie B'.N$10]*100+['Cookie B'.O13])" office:value-type="float" office:value="-6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515" calcext:value-type="float">
            <text:p/>
          </table:table-cell>
          <table:table-cell table:formula="of:=['Cookie A'.E$10]*100+['Cookie A'.F14]" office:value-type="float" office:value="603" calcext:value-type="float">
            <text:p/>
          </table:table-cell>
          <table:table-cell/>
          <table:table-cell table:formula="of:=PadeB*100+['Cookie B'.N14]" office:value-type="float" office:value="11223" calcext:value-type="float">
            <text:p/>
          </table:table-cell>
          <table:table-cell table:formula="of:=-1*(['Cookie B'.N$10]*100+['Cookie B'.O14])" office:value-type="float" office:value="-6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A*100+['Cookie A'.E15]" office:value-type="float" office:value="11513" calcext:value-type="float">
            <text:p/>
          </table:table-cell>
          <table:table-cell table:style-name="ce74" table:formula="of:=['Cookie A'.E$10]*100+['Cookie A'.F15]" office:value-type="float" office:value="604" calcext:value-type="float">
            <text:p/>
          </table:table-cell>
          <table:table-cell table:style-name="ce74"/>
          <table:table-cell table:style-name="ce74" table:formula="of:=PadeB*100+['Cookie B'.N15]" office:value-type="float" office:value="11221" calcext:value-type="float">
            <text:p/>
          </table:table-cell>
          <table:table-cell table:style-name="ce74" table:formula="of:=-1*(['Cookie B'.N$10]*100+['Cookie B'.O15])" office:value-type="float" office:value="-6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516" calcext:value-type="float">
            <text:p/>
          </table:table-cell>
          <table:table-cell table:formula="of:=['Cookie A'.G$10]*100+['Cookie A'.H12]" office:value-type="float" office:value="301" calcext:value-type="float">
            <text:p/>
          </table:table-cell>
          <table:table-cell/>
          <table:table-cell table:formula="of:=PadeB*100+['Cookie B'.P12]" office:value-type="float" office:value="11208" calcext:value-type="float">
            <text:p/>
          </table:table-cell>
          <table:table-cell table:formula="of:=-1*(['Cookie B'.P$10]*100+['Cookie B'.Q12])" office:value-type="float" office:value="-3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518" calcext:value-type="float">
            <text:p/>
          </table:table-cell>
          <table:table-cell table:formula="of:=['Cookie A'.G$10]*100+['Cookie A'.H13]" office:value-type="float" office:value="302" calcext:value-type="float">
            <text:p/>
          </table:table-cell>
          <table:table-cell/>
          <table:table-cell table:formula="of:=PadeB*100+['Cookie B'.P13]" office:value-type="float" office:value="11210" calcext:value-type="float">
            <text:p/>
          </table:table-cell>
          <table:table-cell table:formula="of:=-1*(['Cookie B'.P$10]*100+['Cookie B'.Q13])" office:value-type="float" office:value="-3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523" calcext:value-type="float">
            <text:p/>
          </table:table-cell>
          <table:table-cell table:formula="of:=['Cookie A'.G$10]*100+['Cookie A'.H14]" office:value-type="float" office:value="303" calcext:value-type="float">
            <text:p/>
          </table:table-cell>
          <table:table-cell/>
          <table:table-cell table:formula="of:=PadeB*100+['Cookie B'.P14]" office:value-type="float" office:value="11215" calcext:value-type="float">
            <text:p/>
          </table:table-cell>
          <table:table-cell table:formula="of:=-1*(['Cookie B'.P$10]*100+['Cookie B'.Q14])" office:value-type="float" office:value="-303" calcext:value-type="float">
            <text:p/>
          </table:table-cell>
          <table:table-cell table:style-name="ce73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4" table:formula="of:=PadeA*100+['Cookie A'.G15]" office:value-type="float" office:value="11521" calcext:value-type="float">
            <text:p/>
          </table:table-cell>
          <table:table-cell table:style-name="ce74" table:formula="of:=['Cookie A'.G$10]*100+['Cookie A'.H15]" office:value-type="float" office:value="304" calcext:value-type="float">
            <text:p/>
          </table:table-cell>
          <table:table-cell table:style-name="ce74"/>
          <table:table-cell table:style-name="ce74" table:formula="of:=PadeB*100+['Cookie B'.P15]" office:value-type="float" office:value="11213" calcext:value-type="float">
            <text:p/>
          </table:table-cell>
          <table:table-cell table:style-name="ce74" table:formula="of:=-1*(['Cookie B'.P$10]*100+['Cookie B'.Q15])" office:value-type="float" office:value="-3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524" calcext:value-type="float">
            <text:p/>
          </table:table-cell>
          <table:table-cell table:formula="of:=['Cookie A'.I$10]*100+['Cookie A'.J12]" office:value-type="float" office:value="401" calcext:value-type="float">
            <text:p/>
          </table:table-cell>
          <table:table-cell/>
          <table:table-cell table:formula="of:=PadeB*100+['Cookie B'.R12]" office:value-type="float" office:value="11200" calcext:value-type="float">
            <text:p/>
          </table:table-cell>
          <table:table-cell table:formula="of:=-1*(['Cookie B'.R$10]*100+['Cookie B'.S12])" office:value-type="float" office:value="-4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526" calcext:value-type="float">
            <text:p/>
          </table:table-cell>
          <table:table-cell table:formula="of:=['Cookie A'.I$10]*100+['Cookie A'.J13]" office:value-type="float" office:value="402" calcext:value-type="float">
            <text:p/>
          </table:table-cell>
          <table:table-cell/>
          <table:table-cell table:formula="of:=PadeB*100+['Cookie B'.R13]" office:value-type="float" office:value="11202" calcext:value-type="float">
            <text:p/>
          </table:table-cell>
          <table:table-cell table:formula="of:=-1*(['Cookie B'.R$10]*100+['Cookie B'.S13])" office:value-type="float" office:value="-4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531" calcext:value-type="float">
            <text:p/>
          </table:table-cell>
          <table:table-cell table:formula="of:=['Cookie A'.I$10]*100+['Cookie A'.J14]" office:value-type="float" office:value="403" calcext:value-type="float">
            <text:p/>
          </table:table-cell>
          <table:table-cell/>
          <table:table-cell table:formula="of:=PadeB*100+['Cookie B'.R14]" office:value-type="float" office:value="11207" calcext:value-type="float">
            <text:p/>
          </table:table-cell>
          <table:table-cell table:formula="of:=-1*(['Cookie B'.R$10]*100+['Cookie B'.S14])" office:value-type="float" office:value="-4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6" table:formula="of:=PadeA*100+['Cookie A'.I15]" office:value-type="float" office:value="11529" calcext:value-type="float">
            <text:p/>
          </table:table-cell>
          <table:table-cell table:style-name="ce76" table:formula="of:=['Cookie A'.I$10]*100+['Cookie A'.J15]" office:value-type="float" office:value="404" calcext:value-type="float">
            <text:p/>
          </table:table-cell>
          <table:table-cell table:style-name="ce76"/>
          <table:table-cell table:style-name="ce76" table:formula="of:=PadeB*100+['Cookie B'.R15]" office:value-type="float" office:value="11205" calcext:value-type="float">
            <text:p/>
          </table:table-cell>
          <table:table-cell table:style-name="ce76" table:formula="of:=-1*(['Cookie B'.R$10]*100+['Cookie B'.S15])" office:value-type="float" office:value="-4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table-cell table:style-name="ce36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306" calcext:value-type="float">
            <text:p/>
          </table:table-cell>
          <table:table-cell table:formula="of:=['Cookie A'.C$16]*100+['Cookie A'.D18]" office:value-type="float" office:value="1201" calcext:value-type="float">
            <text:p/>
          </table:table-cell>
          <table:table-cell/>
          <table:table-cell table:formula="of:=PadeD*100+['Cookie B'.L18]" office:value-type="float" office:value="11630" calcext:value-type="float">
            <text:p/>
          </table:table-cell>
          <table:table-cell table:formula="of:=-1*(['Cookie B'.L$16]*100+['Cookie B'.M18])" office:value-type="float" office:value="-12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19]" office:value-type="float" office:value="11304" calcext:value-type="float">
            <text:p/>
          </table:table-cell>
          <table:table-cell table:formula="of:=['Cookie A'.C$16]*100+['Cookie A'.D19]" office:value-type="float" office:value="1202" calcext:value-type="float">
            <text:p/>
          </table:table-cell>
          <table:table-cell/>
          <table:table-cell table:formula="of:=PadeD*100+['Cookie B'.L19]" office:value-type="float" office:value="11628" calcext:value-type="float">
            <text:p/>
          </table:table-cell>
          <table:table-cell table:formula="of:=-1*(['Cookie B'.L$16]*100+['Cookie B'.M19])" office:value-type="float" office:value="-12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0]" office:value-type="float" office:value="11303" calcext:value-type="float">
            <text:p/>
          </table:table-cell>
          <table:table-cell table:formula="of:=['Cookie A'.C$16]*100+['Cookie A'.D20]" office:value-type="float" office:value="1203" calcext:value-type="float">
            <text:p/>
          </table:table-cell>
          <table:table-cell/>
          <table:table-cell table:formula="of:=PadeD*100+['Cookie B'.L20]" office:value-type="float" office:value="11627" calcext:value-type="float">
            <text:p/>
          </table:table-cell>
          <table:table-cell table:formula="of:=-1*(['Cookie B'.L$16]*100+['Cookie B'.M20])" office:value-type="float" office:value="-12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C21]" office:value-type="float" office:value="11301" calcext:value-type="float">
            <text:p/>
          </table:table-cell>
          <table:table-cell table:style-name="ce74" table:formula="of:=['Cookie A'.C$16]*100+['Cookie A'.D21]" office:value-type="float" office:value="1204" calcext:value-type="float">
            <text:p/>
          </table:table-cell>
          <table:table-cell table:style-name="ce74"/>
          <table:table-cell table:style-name="ce74" table:formula="of:=PadeD*100+['Cookie B'.L21]" office:value-type="float" office:value="11625" calcext:value-type="float">
            <text:p/>
          </table:table-cell>
          <table:table-cell table:style-name="ce74" table:formula="of:=-1*(['Cookie B'.L$16]*100+['Cookie B'.M21])" office:value-type="float" office:value="-12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18]" office:value-type="float" office:value="11314" calcext:value-type="float">
            <text:p/>
          </table:table-cell>
          <table:table-cell table:formula="of:=['Cookie A'.E$16]*100+['Cookie A'.F18]" office:value-type="float" office:value="701" calcext:value-type="float">
            <text:p/>
          </table:table-cell>
          <table:table-cell/>
          <table:table-cell table:formula="of:=PadeD*100+['Cookie B'.N18]" office:value-type="float" office:value="11622" calcext:value-type="float">
            <text:p/>
          </table:table-cell>
          <table:table-cell table:formula="of:=-1*(['Cookie B'.N$16]*100+['Cookie B'.O18])" office:value-type="float" office:value="-7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19]" office:value-type="float" office:value="11312" calcext:value-type="float">
            <text:p/>
          </table:table-cell>
          <table:table-cell table:formula="of:=['Cookie A'.E$16]*100+['Cookie A'.F19]" office:value-type="float" office:value="702" calcext:value-type="float">
            <text:p/>
          </table:table-cell>
          <table:table-cell/>
          <table:table-cell table:formula="of:=PadeD*100+['Cookie B'.N19]" office:value-type="float" office:value="11620" calcext:value-type="float">
            <text:p/>
          </table:table-cell>
          <table:table-cell table:formula="of:=-1*(['Cookie B'.N$16]*100+['Cookie B'.O19])" office:value-type="float" office:value="-7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0]" office:value-type="float" office:value="11311" calcext:value-type="float">
            <text:p/>
          </table:table-cell>
          <table:table-cell table:formula="of:=['Cookie A'.E$16]*100+['Cookie A'.F20]" office:value-type="float" office:value="703" calcext:value-type="float">
            <text:p/>
          </table:table-cell>
          <table:table-cell/>
          <table:table-cell table:formula="of:=PadeD*100+['Cookie B'.N20]" office:value-type="float" office:value="11619" calcext:value-type="float">
            <text:p/>
          </table:table-cell>
          <table:table-cell table:formula="of:=-1*(['Cookie B'.N$16]*100+['Cookie B'.O20])" office:value-type="float" office:value="-7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E21]" office:value-type="float" office:value="11309" calcext:value-type="float">
            <text:p/>
          </table:table-cell>
          <table:table-cell table:style-name="ce74" table:formula="of:=['Cookie A'.E$16]*100+['Cookie A'.F21]" office:value-type="float" office:value="704" calcext:value-type="float">
            <text:p/>
          </table:table-cell>
          <table:table-cell table:style-name="ce74"/>
          <table:table-cell table:style-name="ce74" table:formula="of:=PadeD*100+['Cookie B'.N21]" office:value-type="float" office:value="11617" calcext:value-type="float">
            <text:p/>
          </table:table-cell>
          <table:table-cell table:style-name="ce74" table:formula="of:=-1*(['Cookie B'.N$16]*100+['Cookie B'.O21])" office:value-type="float" office:value="-7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G18]" office:value-type="float" office:value="11322" calcext:value-type="float">
            <text:p/>
          </table:table-cell>
          <table:table-cell table:formula="of:=['Cookie A'.G$16]*100+['Cookie A'.H18]" office:value-type="float" office:value="801" calcext:value-type="float">
            <text:p/>
          </table:table-cell>
          <table:table-cell/>
          <table:table-cell table:formula="of:=PadeD*100+['Cookie B'.P18]" office:value-type="float" office:value="11614" calcext:value-type="float">
            <text:p/>
          </table:table-cell>
          <table:table-cell table:formula="of:=-1*(['Cookie B'.P$16]*100+['Cookie B'.Q18])" office:value-type="float" office:value="-8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19]" office:value-type="float" office:value="11320" calcext:value-type="float">
            <text:p/>
          </table:table-cell>
          <table:table-cell table:formula="of:=['Cookie A'.G$16]*100+['Cookie A'.H19]" office:value-type="float" office:value="802" calcext:value-type="float">
            <text:p/>
          </table:table-cell>
          <table:table-cell/>
          <table:table-cell table:formula="of:=PadeD*100+['Cookie B'.P19]" office:value-type="float" office:value="11612" calcext:value-type="float">
            <text:p/>
          </table:table-cell>
          <table:table-cell table:formula="of:=-1*(['Cookie B'.P$16]*100+['Cookie B'.Q19])" office:value-type="float" office:value="-8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0]" office:value-type="float" office:value="11319" calcext:value-type="float">
            <text:p/>
          </table:table-cell>
          <table:table-cell table:formula="of:=['Cookie A'.G$16]*100+['Cookie A'.H20]" office:value-type="float" office:value="803" calcext:value-type="float">
            <text:p/>
          </table:table-cell>
          <table:table-cell/>
          <table:table-cell table:formula="of:=PadeD*100+['Cookie B'.P20]" office:value-type="float" office:value="11611" calcext:value-type="float">
            <text:p/>
          </table:table-cell>
          <table:table-cell table:formula="of:=-1*(['Cookie B'.P$16]*100+['Cookie B'.Q20])" office:value-type="float" office:value="-8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G21]" office:value-type="float" office:value="11317" calcext:value-type="float">
            <text:p/>
          </table:table-cell>
          <table:table-cell table:style-name="ce74" table:formula="of:=['Cookie A'.G$16]*100+['Cookie A'.H21]" office:value-type="float" office:value="804" calcext:value-type="float">
            <text:p/>
          </table:table-cell>
          <table:table-cell table:style-name="ce74"/>
          <table:table-cell table:style-name="ce74" table:formula="of:=PadeD*100+['Cookie B'.P21]" office:value-type="float" office:value="11609" calcext:value-type="float">
            <text:p/>
          </table:table-cell>
          <table:table-cell table:style-name="ce74" table:formula="of:=-1*(['Cookie B'.P$16]*100+['Cookie B'.Q21])" office:value-type="float" office:value="-8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8]" office:value-type="float" office:value="11330" calcext:value-type="float">
            <text:p/>
          </table:table-cell>
          <table:table-cell table:formula="of:=['Cookie A'.I$16]*100+['Cookie A'.J18]" office:value-type="float" office:value="901" calcext:value-type="float">
            <text:p/>
          </table:table-cell>
          <table:table-cell/>
          <table:table-cell table:formula="of:=PadeD*100+['Cookie B'.R18]" office:value-type="float" office:value="11606" calcext:value-type="float">
            <text:p/>
          </table:table-cell>
          <table:table-cell table:formula="of:=-1*(['Cookie B'.R$16]*100+['Cookie B'.S18])" office:value-type="float" office:value="-9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19]" office:value-type="float" office:value="11328" calcext:value-type="float">
            <text:p/>
          </table:table-cell>
          <table:table-cell table:formula="of:=['Cookie A'.I$16]*100+['Cookie A'.J19]" office:value-type="float" office:value="902" calcext:value-type="float">
            <text:p/>
          </table:table-cell>
          <table:table-cell/>
          <table:table-cell table:formula="of:=PadeD*100+['Cookie B'.R19]" office:value-type="float" office:value="11604" calcext:value-type="float">
            <text:p/>
          </table:table-cell>
          <table:table-cell table:formula="of:=-1*(['Cookie B'.R$16]*100+['Cookie B'.S19])" office:value-type="float" office:value="-9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0]" office:value-type="float" office:value="11327" calcext:value-type="float">
            <text:p/>
          </table:table-cell>
          <table:table-cell table:formula="of:=['Cookie A'.I$16]*100+['Cookie A'.J20]" office:value-type="float" office:value="903" calcext:value-type="float">
            <text:p/>
          </table:table-cell>
          <table:table-cell/>
          <table:table-cell table:formula="of:=PadeD*100+['Cookie B'.R20]" office:value-type="float" office:value="11603" calcext:value-type="float">
            <text:p/>
          </table:table-cell>
          <table:table-cell table:formula="of:=-1*(['Cookie B'.R$16]*100+['Cookie B'.S20])" office:value-type="float" office:value="-9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6" table:formula="of:=PadeC*100+['Cookie A'.I21]" office:value-type="float" office:value="11325" calcext:value-type="float">
            <text:p/>
          </table:table-cell>
          <table:table-cell table:style-name="ce76" table:formula="of:=['Cookie A'.I$16]*100+['Cookie A'.J21]" office:value-type="float" office:value="904" calcext:value-type="float">
            <text:p/>
          </table:table-cell>
          <table:table-cell table:style-name="ce76"/>
          <table:table-cell table:style-name="ce76" table:formula="of:=PadeD*100+['Cookie B'.R21]" office:value-type="float" office:value="11601" calcext:value-type="float">
            <text:p/>
          </table:table-cell>
          <table:table-cell table:style-name="ce76" table:formula="of:=-1*(['Cookie B'.R$16]*100+['Cookie B'.S21])" office:value-type="float" office:value="-9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table-cell table:style-name="ce36" office:value-type="string" calcext:value-type="string" table:number-columns-spanned="1" table:number-rows-spanned="16">
            <text:p>Bottom Row</text:p>
          </table:table-cell>
          <table:table-cell/>
          <table:table-cell table:formula="of:=PadeC*100+['Cookie A'.C24]" office:value-type="float" office:value="11300" calcext:value-type="float">
            <text:p/>
          </table:table-cell>
          <table:table-cell table:formula="of:=['Cookie A'.C$22]*100+['Cookie A'.D24]" office:value-type="float" office:value="1301" calcext:value-type="float">
            <text:p/>
          </table:table-cell>
          <table:table-cell/>
          <table:table-cell table:formula="of:=PadeD*100+['Cookie B'.L24]" office:value-type="float" office:value="11624" calcext:value-type="float">
            <text:p/>
          </table:table-cell>
          <table:table-cell table:formula="of:=-1*(['Cookie B'.L$22]*100+['Cookie B'.M24])" office:value-type="float" office:value="-13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5]" office:value-type="float" office:value="11302" calcext:value-type="float">
            <text:p/>
          </table:table-cell>
          <table:table-cell table:formula="of:=['Cookie A'.C$22]*100+['Cookie A'.D25]" office:value-type="float" office:value="1302" calcext:value-type="float">
            <text:p/>
          </table:table-cell>
          <table:table-cell/>
          <table:table-cell table:formula="of:=PadeD*100+['Cookie B'.L25]" office:value-type="float" office:value="11626" calcext:value-type="float">
            <text:p/>
          </table:table-cell>
          <table:table-cell table:formula="of:=-1*(['Cookie B'.L$22]*100+['Cookie B'.M25])" office:value-type="float" office:value="-13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6]" office:value-type="float" office:value="11307" calcext:value-type="float">
            <text:p/>
          </table:table-cell>
          <table:table-cell table:formula="of:=['Cookie A'.C$22]*100+['Cookie A'.D26]" office:value-type="float" office:value="1303" calcext:value-type="float">
            <text:p/>
          </table:table-cell>
          <table:table-cell/>
          <table:table-cell table:formula="of:=PadeD*100+['Cookie B'.L26]" office:value-type="float" office:value="11631" calcext:value-type="float">
            <text:p/>
          </table:table-cell>
          <table:table-cell table:formula="of:=-1*(['Cookie B'.L$22]*100+['Cookie B'.M26])" office:value-type="float" office:value="-13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C27]" office:value-type="float" office:value="11305" calcext:value-type="float">
            <text:p/>
          </table:table-cell>
          <table:table-cell table:style-name="ce74" table:formula="of:=['Cookie A'.C$22]*100+['Cookie A'.D27]" office:value-type="float" office:value="1304" calcext:value-type="float">
            <text:p/>
          </table:table-cell>
          <table:table-cell table:style-name="ce74"/>
          <table:table-cell table:style-name="ce74" table:formula="of:=PadeD*100+['Cookie B'.L27]" office:value-type="float" office:value="11629" calcext:value-type="float">
            <text:p/>
          </table:table-cell>
          <table:table-cell table:style-name="ce74" table:formula="of:=-1*(['Cookie B'.L$22]*100+['Cookie B'.M27])" office:value-type="float" office:value="-13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4]" office:value-type="float" office:value="11308" calcext:value-type="float">
            <text:p/>
          </table:table-cell>
          <table:table-cell table:formula="of:=['Cookie A'.E$22]*100+['Cookie A'.F24]" office:value-type="float" office:value="1401" calcext:value-type="float">
            <text:p/>
          </table:table-cell>
          <table:table-cell/>
          <table:table-cell table:formula="of:=PadeD*100+['Cookie B'.N24]" office:value-type="float" office:value="11616" calcext:value-type="float">
            <text:p/>
          </table:table-cell>
          <table:table-cell table:formula="of:=-1*(['Cookie B'.N$22]*100+['Cookie B'.O24])" office:value-type="float" office:value="-14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5]" office:value-type="float" office:value="11310" calcext:value-type="float">
            <text:p/>
          </table:table-cell>
          <table:table-cell table:formula="of:=['Cookie A'.E$22]*100+['Cookie A'.F25]" office:value-type="float" office:value="1402" calcext:value-type="float">
            <text:p/>
          </table:table-cell>
          <table:table-cell/>
          <table:table-cell table:formula="of:=PadeD*100+['Cookie B'.N25]" office:value-type="float" office:value="11618" calcext:value-type="float">
            <text:p/>
          </table:table-cell>
          <table:table-cell table:formula="of:=-1*(['Cookie B'.N$22]*100+['Cookie B'.O25])" office:value-type="float" office:value="-14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6]" office:value-type="float" office:value="11315" calcext:value-type="float">
            <text:p/>
          </table:table-cell>
          <table:table-cell table:formula="of:=['Cookie A'.E$22]*100+['Cookie A'.F26]" office:value-type="float" office:value="1403" calcext:value-type="float">
            <text:p/>
          </table:table-cell>
          <table:table-cell/>
          <table:table-cell table:formula="of:=PadeD*100+['Cookie B'.N26]" office:value-type="float" office:value="11623" calcext:value-type="float">
            <text:p/>
          </table:table-cell>
          <table:table-cell table:formula="of:=-1*(['Cookie B'.N$22]*100+['Cookie B'.O26])" office:value-type="float" office:value="-14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E27]" office:value-type="float" office:value="11313" calcext:value-type="float">
            <text:p/>
          </table:table-cell>
          <table:table-cell table:style-name="ce74" table:formula="of:=['Cookie A'.E$22]*100+['Cookie A'.F27]" office:value-type="float" office:value="1404" calcext:value-type="float">
            <text:p/>
          </table:table-cell>
          <table:table-cell table:style-name="ce74"/>
          <table:table-cell table:style-name="ce74" table:formula="of:=PadeD*100+['Cookie B'.N27]" office:value-type="float" office:value="11621" calcext:value-type="float">
            <text:p/>
          </table:table-cell>
          <table:table-cell table:style-name="ce74" table:formula="of:=-1*(['Cookie B'.N$22]*100+['Cookie B'.O27])" office:value-type="float" office:value="-1403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5" table:formula="of:=PadeC*100+['Cookie A'.G24]" office:value-type="float" office:value="11316" calcext:value-type="float">
            <text:p/>
          </table:table-cell>
          <table:table-cell table:formula="of:=['Cookie A'.G$22]*100+['Cookie A'.H24]" office:value-type="float" office:value="1501" calcext:value-type="float">
            <text:p/>
          </table:table-cell>
          <table:table-cell/>
          <table:table-cell table:formula="of:=PadeD*100+['Cookie B'.P24]" office:value-type="float" office:value="11608" calcext:value-type="float">
            <text:p/>
          </table:table-cell>
          <table:table-cell table:formula="of:=-1*(['Cookie B'.P$22]*100+['Cookie B'.Q24])" office:value-type="float" office:value="-15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5]" office:value-type="float" office:value="11318" calcext:value-type="float">
            <text:p/>
          </table:table-cell>
          <table:table-cell table:formula="of:=['Cookie A'.G$22]*100+['Cookie A'.H25]" office:value-type="float" office:value="1502" calcext:value-type="float">
            <text:p/>
          </table:table-cell>
          <table:table-cell/>
          <table:table-cell table:formula="of:=PadeD*100+['Cookie B'.P25]" office:value-type="float" office:value="11610" calcext:value-type="float">
            <text:p/>
          </table:table-cell>
          <table:table-cell table:formula="of:=-1*(['Cookie B'.P$22]*100+['Cookie B'.Q25])" office:value-type="float" office:value="-15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6]" office:value-type="float" office:value="11323" calcext:value-type="float">
            <text:p/>
          </table:table-cell>
          <table:table-cell table:formula="of:=['Cookie A'.G$22]*100+['Cookie A'.H26]" office:value-type="float" office:value="1503" calcext:value-type="float">
            <text:p/>
          </table:table-cell>
          <table:table-cell/>
          <table:table-cell table:formula="of:=PadeD*100+['Cookie B'.P26]" office:value-type="float" office:value="11615" calcext:value-type="float">
            <text:p/>
          </table:table-cell>
          <table:table-cell table:formula="of:=-1*(['Cookie B'.P$22]*100+['Cookie B'.Q26])" office:value-type="float" office:value="-1503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4" table:formula="of:=PadeC*100+['Cookie A'.G27]" office:value-type="float" office:value="11321" calcext:value-type="float">
            <text:p/>
          </table:table-cell>
          <table:table-cell table:style-name="ce74" table:formula="of:=['Cookie A'.G$22]*100+['Cookie A'.H27]" office:value-type="float" office:value="1504" calcext:value-type="float">
            <text:p/>
          </table:table-cell>
          <table:table-cell table:style-name="ce74"/>
          <table:table-cell table:style-name="ce74" table:formula="of:=PadeD*100+['Cookie B'.P27]" office:value-type="float" office:value="11613" calcext:value-type="float">
            <text:p/>
          </table:table-cell>
          <table:table-cell table:style-name="ce74" table:formula="of:=-1*(['Cookie B'.P$22]*100+['Cookie B'.Q27])" office:value-type="float" office:value="-1504" calcext:value-type="float">
            <text:p/>
          </table:table-cell>
          <table:table-cell table:style-name="ce7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24]" office:value-type="float" office:value="11324" calcext:value-type="float">
            <text:p/>
          </table:table-cell>
          <table:table-cell table:formula="of:=['Cookie A'.I$22]*100+['Cookie A'.J24]" office:value-type="float" office:value="1601" calcext:value-type="float">
            <text:p/>
          </table:table-cell>
          <table:table-cell/>
          <table:table-cell table:formula="of:=PadeD*100+['Cookie B'.R24]" office:value-type="float" office:value="11600" calcext:value-type="float">
            <text:p/>
          </table:table-cell>
          <table:table-cell table:formula="of:=-1*(['Cookie B'.R$22]*100+['Cookie B'.S24])" office:value-type="float" office:value="-1601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5]" office:value-type="float" office:value="11326" calcext:value-type="float">
            <text:p/>
          </table:table-cell>
          <table:table-cell table:formula="of:=['Cookie A'.I$22]*100+['Cookie A'.J25]" office:value-type="float" office:value="1602" calcext:value-type="float">
            <text:p/>
          </table:table-cell>
          <table:table-cell/>
          <table:table-cell table:formula="of:=PadeD*100+['Cookie B'.R25]" office:value-type="float" office:value="11602" calcext:value-type="float">
            <text:p/>
          </table:table-cell>
          <table:table-cell table:formula="of:=-1*(['Cookie B'.R$22]*100+['Cookie B'.S25])" office:value-type="float" office:value="-1602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6]" office:value-type="float" office:value="11331" calcext:value-type="float">
            <text:p/>
          </table:table-cell>
          <table:table-cell table:formula="of:=['Cookie A'.I$22]*100+['Cookie A'.J26]" office:value-type="float" office:value="1603" calcext:value-type="float">
            <text:p/>
          </table:table-cell>
          <table:table-cell/>
          <table:table-cell table:formula="of:=PadeD*100+['Cookie B'.R26]" office:value-type="float" office:value="11607" calcext:value-type="float">
            <text:p/>
          </table:table-cell>
          <table:table-cell table:formula="of:=-1*(['Cookie B'.R$22]*100+['Cookie B'.S26])" office:value-type="float" office:value="-1604" calcext:value-type="float">
            <text:p/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7]" office:value-type="float" office:value="11329" calcext:value-type="float">
            <text:p/>
          </table:table-cell>
          <table:table-cell table:formula="of:=['Cookie A'.I$22]*100+['Cookie A'.J27]" office:value-type="float" office:value="1604" calcext:value-type="float">
            <text:p/>
          </table:table-cell>
          <table:table-cell table:style-name="Default"/>
          <table:table-cell table:formula="of:=PadeD*100+['Cookie B'.R27]" office:value-type="float" office:value="11605" calcext:value-type="float">
            <text:p/>
          </table:table-cell>
          <table:table-cell table:formula="of:=-1*(['Cookie B'.R$22]*100+['Cookie B'.S27])" office:value-type="float" office:value="-1603" calcext:value-type="float">
            <text:p/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K$3"/>
        <table:named-range table:name="PadeB" table:base-cell-address="$MapAB.$K$3" table:cell-range-address="$MapAB.$M$3"/>
        <table:named-range table:name="PadeC" table:base-cell-address="$MapAB.$I$4" table:cell-range-address="$MapAB.$K$4"/>
        <table:named-range table:name="PadeD" table:base-cell-address="$MapAB.$K$4" table:cell-range-address="$MapAB.$M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8">00/00/0000</text:date>, <text:time style:data-style-name="N2" text:time-value="19:37:46.367065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4-18T19:47:47.622547600</dc:date>
    <dc:creator>Bob Hirosky</dc:creator>
    <meta:editing-duration>PT21H56M34S</meta:editing-duration>
    <meta:editing-cycles>114</meta:editing-cycles>
    <meta:generator>LibreOffice/4.2.1.1$Linux_X86_64 LibreOffice_project/d7dbbd7842e6a58b0f521599204e827654e1fb8b</meta:generator>
    <meta:printed-by>Bob Hirosky</meta:printed-by>
    <meta:print-date>2014-04-12T13:34:49.151432710</meta:print-date>
    <meta:document-statistic meta:table-count="8" meta:cell-count="2072" meta:object-count="0"/>
  </office:meta>
</office:document-meta>
</file>